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fo:color="#642d08"/>
    </style:style>
    <style:style style:name="T2" style:family="text">
      <style:text-properties fo:font-size="12.00pt" fo:font-weight="normal" fo:font-family="Calibri" style:font-family-asian="Calibri" style:font-family-complex="Calibri" fo:background-color="transparent" style:use-window-font-color="true"/>
    </style:style>
    <style:style style:name="T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8.00pt" fo:font-weight="bold" fo:font-family="Calibri" style:font-family-asian="Calibri" style:font-family-complex="Calibri" fo:background-color="transparent" fo:color="#7c380a"/>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6.00pt" fo:font-weight="bold" fo:font-family="Calibri" style:font-family-asian="Calibri" style:font-family-complex="Calibri" fo:background-color="transparent" fo:color="#8f400b"/>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ffffff"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6.00pt" fo:font-weight="bold" fo:font-family="Calibri" style:font-family-asian="Calibri" style:font-family-complex="Calibri" fo:background-color="transparent" fo:color="#8f400b"/>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fo:font-family="Consolas" style:font-family-asian="Consolas" style:font-family-complex="Consolas"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Consolas" style:font-family-asian="Consolas" style:font-family-complex="Consolas"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8.00pt" fo:font-weight="bold" fo:font-family="Calibri" style:font-family-asian="Calibri" style:font-family-complex="Calibri" fo:background-color="transparent" fo:color="#7c380a"/>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6.00pt" fo:font-weight="bold" fo:font-family="Calibri" style:font-family-asian="Calibri" style:font-family-complex="Calibri" fo:background-color="transparent" fo:color="#8f400b"/>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ffffff"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6.00pt" fo:font-weight="bold" fo:font-family="Calibri" style:font-family-asian="Calibri" style:font-family-complex="Calibri" fo:background-color="transparent" fo:color="#8f400b"/>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8.00pt" fo:font-weight="bold" fo:font-family="Calibri" style:font-family-asian="Calibri" style:font-family-complex="Calibri" fo:background-color="transparent" fo:color="#7c380a"/>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bold"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bold"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bold"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6.00pt" fo:font-weight="bold" fo:font-family="Calibri" style:font-family-asian="Calibri" style:font-family-complex="Calibri" fo:background-color="transparent" fo:color="#8f400b"/>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8.00pt" fo:font-weight="bold" fo:font-family="Calibri" style:font-family-asian="Calibri" style:font-family-complex="Calibri" fo:background-color="transparent" fo:color="#7c380a"/>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6.00pt" fo:font-weight="bold" fo:font-family="Calibri" style:font-family-asian="Calibri" style:font-family-complex="Calibri" fo:background-color="transparent" fo:color="#8f400b"/>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bold"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bold"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ffffff" fo:color="#000000"/>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6.00pt" fo:font-weight="bold" fo:font-family="Calibri" style:font-family-asian="Calibri" style:font-family-complex="Calibri" fo:background-color="transparent" fo:color="#8f400b"/>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8.00pt" fo:font-weight="bold" fo:font-family="Calibri" style:font-family-asian="Calibri" style:font-family-complex="Calibri" fo:background-color="transparent" fo:color="#7c380a"/>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6.00pt" fo:font-weight="bold" fo:font-family="Calibri" style:font-family-asian="Calibri" style:font-family-complex="Calibri" fo:background-color="transparent" fo:color="#8f400b"/>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bold"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bold"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ffffff" fo:color="#000000"/>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6.00pt" fo:font-weight="bold" fo:font-family="Calibri" style:font-family-asian="Calibri" style:font-family-complex="Calibri" fo:background-color="transparent" fo:color="#8f400b"/>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8.00pt" fo:font-weight="bold" fo:font-family="Calibri" style:font-family-asian="Calibri" style:font-family-complex="Calibri" fo:background-color="transparent" fo:color="#7c380a"/>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bold"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bold" fo:font-family="Calibri" style:font-family-asian="Calibri" style:font-family-complex="Calibri"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onsolas" style:font-family-asian="Consolas" style:font-family-complex="Consolas"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6.00pt" fo:font-weight="bold" fo:font-family="Calibri" style:font-family-asian="Calibri" style:font-family-complex="Calibri" fo:background-color="transparent" fo:color="#8f400b"/>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bold" fo:font-family="Calibri" style:font-family-asian="Calibri" style:font-family-complex="Calibri"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Consolas" style:font-family-asian="Consolas" style:font-family-complex="Consolas"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normal" fo:font-family="Consolas" style:font-family-asian="Consolas" style:font-family-complex="Consolas"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onsolas" style:font-family-asian="Consolas" style:font-family-complex="Consolas"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normal" fo:font-family="Consolas" style:font-family-asian="Consolas" style:font-family-complex="Consolas"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normal" fo:font-family="Consolas" style:font-family-asian="Consolas" style:font-family-complex="Consolas"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onsolas" style:font-family-asian="Consolas" style:font-family-complex="Consolas"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6.00pt" fo:font-weight="bold" fo:font-family="Calibri" style:font-family-asian="Calibri" style:font-family-complex="Calibri" fo:background-color="transparent" fo:color="#8f400b"/>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onsolas" style:font-family-asian="Consolas" style:font-family-complex="Consolas"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8.00pt" fo:font-weight="bold" fo:font-family="Calibri" style:font-family-asian="Calibri" style:font-family-complex="Calibri" fo:background-color="transparent" fo:color="#7c380a"/>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1.00pt" fo:font-weight="bold"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bold"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bold"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6.00pt" fo:font-weight="bold" fo:font-family="Calibri" style:font-family-asian="Calibri" style:font-family-complex="Calibri" fo:background-color="transparent" fo:color="#8f400b"/>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6.00pt" fo:font-weight="bold" fo:font-family="Calibri" style:font-family-asian="Calibri" style:font-family-complex="Calibri" fo:background-color="transparent" fo:color="#8f400b"/>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bold"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6.00pt" fo:font-weight="bold" fo:font-family="Calibri" style:font-family-asian="Calibri" style:font-family-complex="Calibri" fo:background-color="transparent" fo:color="#8f400b"/>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bold"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bold"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bold"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normal" fo:font-family="Consolas" style:font-family-asian="Consolas" style:font-family-complex="Consolas"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onsolas" style:font-family-asian="Consolas" style:font-family-complex="Consolas"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onsolas" style:font-family-asian="Consolas" style:font-family-complex="Consolas"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normal" fo:font-family="Consolas" style:font-family-asian="Consolas" style:font-family-complex="Consolas"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8.00pt" fo:font-weight="bold" fo:font-family="Calibri" style:font-family-asian="Calibri" style:font-family-complex="Calibri" fo:background-color="transparent" fo:color="#7c380a"/>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bold" fo:font-family="Calibri" style:font-family-asian="Calibri" style:font-family-complex="Calibri"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1.00pt" fo:font-weight="bold"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bold"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6.00pt" fo:font-weight="bold" fo:font-family="Calibri" style:font-family-asian="Calibri" style:font-family-complex="Calibri" fo:background-color="transparent" fo:color="#8f400b"/>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1.00pt" fo:font-weight="bold"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6.00pt" fo:font-weight="bold" fo:font-family="Calibri" style:font-family-asian="Calibri" style:font-family-complex="Calibri" fo:background-color="transparent" fo:color="#8f400b"/>
    </style:style>
    <style:style style:name="T213" style:family="text">
      <style:text-properties fo:font-size="11.00pt" fo:font-weight="bold"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bold"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bold"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bold" fo:font-family="Calibri" style:font-family-asian="Calibri" style:font-family-complex="Calibri" fo:background-color="transparent" style:use-window-font-color="true"/>
    </style:style>
    <style:style style:name="T222" style:family="text">
      <style:text-properties fo:font-size="11.00pt" fo:font-weight="bold" fo:font-family="Consolas" style:font-family-asian="Consolas" style:font-family-complex="Consolas" fo:background-color="transparent" style:use-window-font-color="true"/>
    </style:style>
    <style:style style:name="T223" style:family="text">
      <style:text-properties fo:font-size="11.00pt" fo:font-weight="bold" fo:font-family="Calibri" style:font-family-asian="Calibri" style:font-family-complex="Calibri"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6.00pt" fo:font-weight="bold" fo:font-family="Calibri" style:font-family-asian="Calibri" style:font-family-complex="Calibri" fo:background-color="transparent" fo:color="#8f400b"/>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bold" fo:font-family="Calibri" style:font-family-asian="Calibri" style:font-family-complex="Calibri"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bold"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bold"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fo:font-family="Consolas" style:font-family-asian="Consolas" style:font-family-complex="Consolas"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onsolas" style:font-family-asian="Consolas" style:font-family-complex="Consolas"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fo:font-family="Consolas" style:font-family-asian="Consolas" style:font-family-complex="Consolas"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normal" fo:font-family="Consolas" style:font-family-asian="Consolas" style:font-family-complex="Consolas"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6.00pt" fo:font-weight="bold" fo:font-family="Calibri" style:font-family-asian="Calibri" style:font-family-complex="Calibri" fo:background-color="transparent" fo:color="#8f400b"/>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1.00pt" fo:font-weight="bold"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bold"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8.00pt" fo:font-weight="bold" fo:font-family="Calibri" style:font-family-asian="Calibri" style:font-family-complex="Calibri" fo:background-color="transparent" fo:color="#7c380a"/>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bold"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1.00pt" fo:font-weight="bold"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bold"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bold"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bold"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bold"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bold"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1.00pt" fo:font-weight="bold"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bold"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6.00pt" fo:font-weight="bold" fo:font-family="Calibri" style:font-family-asian="Calibri" style:font-family-complex="Calibri" fo:background-color="transparent" fo:color="#8f400b"/>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1.00pt" fo:font-weight="bold" fo:font-family="Calibri" style:font-family-asian="Calibri" style:font-family-complex="Calibri"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1.00pt" fo:font-weight="bold" fo:font-family="Calibri" style:font-family-asian="Calibri" style:font-family-complex="Calibri"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bold"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bold" fo:font-family="Calibri" style:font-family-asian="Calibri" style:font-family-complex="Calibri"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6.00pt" fo:font-weight="bold" fo:font-family="Calibri" style:font-family-asian="Calibri" style:font-family-complex="Calibri" fo:background-color="transparent" fo:color="#8f400b"/>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style:use-window-font-color="tru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6.00pt" fo:font-weight="bold" fo:font-family="Calibri" style:font-family-asian="Calibri" style:font-family-complex="Calibri" fo:background-color="transparent" fo:color="#8f400b"/>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bold" fo:font-family="Calibri" style:font-family-asian="Calibri" style:font-family-complex="Calibri"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1.00pt" fo:font-weight="bold" fo:font-family="Calibri" style:font-family-asian="Calibri" style:font-family-complex="Calibri"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6.00pt" fo:font-weight="bold" fo:font-family="Calibri" style:font-family-asian="Calibri" style:font-family-complex="Calibri" fo:background-color="transparent" fo:color="#8f400b"/>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1.00pt" fo:font-weight="bold" fo:font-family="Calibri" style:font-family-asian="Calibri" style:font-family-complex="Calibri"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bold" fo:font-family="Calibri" style:font-family-asian="Calibri" style:font-family-complex="Calibri"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1.00pt" fo:font-weight="bold"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bold" fo:font-family="Calibri" style:font-family-asian="Calibri" style:font-family-complex="Calibri"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normal" fo:font-family="Consolas" style:font-family-asian="Consolas" style:font-family-complex="Consolas"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normal" fo:font-family="Consolas" style:font-family-asian="Consolas" style:font-family-complex="Consolas"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normal" fo:font-family="Consolas" style:font-family-asian="Consolas" style:font-family-complex="Consolas"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onsolas" style:font-family-asian="Consolas" style:font-family-complex="Consolas"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1.00pt" fo:font-weight="normal" fo:font-family="Consolas" style:font-family-asian="Consolas" style:font-family-complex="Consolas"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1.00pt" fo:font-weight="normal" fo:font-family="Consolas" style:font-family-asian="Consolas" style:font-family-complex="Consolas" fo:background-color="transparent" style:use-window-font-color="true"/>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8.00pt" fo:font-weight="bold" fo:font-family="Calibri" style:font-family-asian="Calibri" style:font-family-complex="Calibri" fo:background-color="transparent" fo:color="#7c380a"/>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1.00pt" fo:font-weight="bold" fo:font-family="Calibri" style:font-family-asian="Calibri" style:font-family-complex="Calibri"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style:use-window-font-color="tru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1.00pt" fo:font-weight="bold" fo:font-family="Consolas" style:font-family-asian="Consolas" style:font-family-complex="Consolas" fo:background-color="transparent" style:use-window-font-color="true"/>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8.00pt" fo:font-weight="bold" fo:font-family="Calibri" style:font-family-asian="Calibri" style:font-family-complex="Calibri" fo:background-color="transparent" fo:color="#7c380a"/>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1.00pt" fo:font-weight="bold" fo:font-family="Calibri" style:font-family-asian="Calibri" style:font-family-complex="Calibri"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bold"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6.00pt" fo:font-weight="bold" fo:font-family="Calibri" style:font-family-asian="Calibri" style:font-family-complex="Calibri" fo:background-color="transparent" fo:color="#8f400b"/>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bold"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bold"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6.00pt" fo:font-weight="bold" fo:font-family="Calibri" style:font-family-asian="Calibri" style:font-family-complex="Calibri" fo:background-color="transparent" fo:color="#8f400b"/>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bold"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bold"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bold"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6.00pt" fo:font-weight="bold" fo:font-family="Calibri" style:font-family-asian="Calibri" style:font-family-complex="Calibri" fo:background-color="transparent" fo:color="#8f400b"/>
    </style:style>
    <style:style style:name="T382" style:family="text">
      <style:text-properties fo:font-size="11.00pt" fo:font-weight="bold" fo:font-family="Calibri" style:font-family-asian="Calibri" style:font-family-complex="Calibri"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bold" fo:font-family="Calibri" style:font-family-asian="Calibri" style:font-family-complex="Calibri" fo:background-color="transparent" style:use-window-font-color="true"/>
    </style:style>
    <style:style style:name="T385" style:family="text">
      <style:text-properties fo:font-size="16.00pt" fo:font-weight="bold" fo:font-family="Calibri" style:font-family-asian="Calibri" style:font-family-complex="Calibri" fo:background-color="transparent" fo:color="#8f400b"/>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bold"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bold" fo:font-family="Calibri" style:font-family-asian="Calibri" style:font-family-complex="Calibri"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bold"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normal" fo:font-family="Consolas" style:font-family-asian="Consolas" style:font-family-complex="Consolas"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1.00pt" fo:font-weight="normal" fo:font-family="Consolas" style:font-family-asian="Consolas" style:font-family-complex="Consolas"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1.00pt" fo:font-weight="normal" fo:font-family="Consolas" style:font-family-asian="Consolas" style:font-family-complex="Consolas" fo:background-color="transparent" style:use-window-font-color="tru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1.00pt" fo:font-weight="normal" fo:font-family="Consolas" style:font-family-asian="Consolas" style:font-family-complex="Consolas"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8.00pt" fo:font-weight="bold" fo:font-family="Calibri" style:font-family-asian="Calibri" style:font-family-complex="Calibri" fo:background-color="transparent" fo:color="#7c380a"/>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1.00pt" fo:font-weight="bold" fo:font-family="Calibri" style:font-family-asian="Calibri" style:font-family-complex="Calibri"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1.00pt" fo:font-weight="bold"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6.00pt" fo:font-weight="bold" fo:font-family="Calibri" style:font-family-asian="Calibri" style:font-family-complex="Calibri" fo:background-color="transparent" fo:color="#8f400b"/>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onsolas" style:font-family-asian="Consolas" style:font-family-complex="Consolas" fo:background-color="transparent" style:use-window-font-color="true"/>
    </style:style>
    <style:style style:name="T414" style:family="text">
      <style:text-properties fo:font-size="16.00pt" fo:font-weight="bold" fo:font-family="Calibri" style:font-family-asian="Calibri" style:font-family-complex="Calibri" fo:background-color="transparent" fo:color="#8f400b"/>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1.00pt" fo:font-weight="bold" fo:font-family="Calibri" style:font-family-asian="Calibri" style:font-family-complex="Calibri" fo:background-color="transparent" style:use-window-font-color="true"/>
    </style:style>
    <style:style style:name="T419" style:family="text">
      <style:text-properties fo:font-size="16.00pt" fo:font-weight="bold" fo:font-family="Calibri" style:font-family-asian="Calibri" style:font-family-complex="Calibri" fo:background-color="transparent" fo:color="#8f400b"/>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bold" fo:font-family="Calibri" style:font-family-asian="Calibri" style:font-family-complex="Calibri"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bold" fo:font-family="Calibri" style:font-family-asian="Calibri" style:font-family-complex="Calibri"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1.00pt" fo:font-weight="normal" fo:font-family="Consolas" style:font-family-asian="Consolas" style:font-family-complex="Consolas"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normal" fo:font-family="Consolas" style:font-family-asian="Consolas" style:font-family-complex="Consolas"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onsolas" style:font-family-asian="Consolas" style:font-family-complex="Consolas" fo:background-color="transparent" style:use-window-font-color="true"/>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1.00pt" fo:font-weight="normal" fo:font-family="Consolas" style:font-family-asian="Consolas" style:font-family-complex="Consolas"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top="10.00pt" fo:margin-bottom="2.00pt"/>
    </style:style>
    <style:style style:name="P2" style:family="paragraph">
      <style:paragraph-properties fo:line-height="115.00%" fo:text-align="left" fo:margin-top="4.00pt" fo:margin-bottom="6.00pt"/>
    </style:style>
    <style:style style:name="P3" style:family="paragraph">
      <style:paragraph-properties fo:line-height="115.00%" fo:text-align="left" fo:margin-top="10.00pt" fo:margin-bottom="2.00pt"/>
    </style:style>
    <style:style style:name="P4" style:family="paragraph">
      <style:paragraph-properties fo:line-height="115.00%" fo:text-align="left" fo:margin-top="4.00pt" fo:margin-bottom="6.00pt"/>
    </style:style>
    <style:style style:name="P5" style:family="paragraph">
      <style:paragraph-properties fo:line-height="115.00%" fo:text-align="left" fo:margin-top="6.00pt" fo:margin-bottom="2.00pt"/>
    </style:style>
    <style:style style:name="P6" style:family="paragraph">
      <style:paragraph-properties fo:line-height="100.00%" fo:text-align="left" fo:margin-left="5.35pt" fo:text-indent="-4.20pt">
        <style:tab-stops>
          <style:tab-stop style:position="74.25pt" style:type="center"/>
          <style:tab-stop style:position="32891.15pt"/>
        </style:tab-stops>
      </style:paragraph-properties>
    </style:style>
    <style:style style:name="P7" style:family="paragraph">
      <style:paragraph-properties fo:line-height="115.00%" fo:text-align="center"/>
    </style:style>
    <style:style style:name="P8" style:family="paragraph">
      <style:paragraph-properties fo:line-height="100.00%" fo:text-align="left" fo:margin-left="5.35pt" fo:text-indent="-4.20pt">
        <style:tab-stops>
          <style:tab-stop style:position="74.25pt" style:type="center"/>
          <style:tab-stop style:position="32891.15pt"/>
        </style:tab-stops>
      </style:paragraph-properties>
    </style:style>
    <style:style style:name="P9" style:family="paragraph">
      <style:paragraph-properties fo:line-height="100.00%" fo:text-align="left" fo:margin-left="5.35pt" fo:text-indent="-4.20pt">
        <style:tab-stops>
          <style:tab-stop style:position="74.25pt" style:type="center"/>
          <style:tab-stop style:position="32891.15pt"/>
        </style:tab-stops>
      </style:paragraph-properties>
    </style:style>
    <style:style style:name="P10"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1" style:family="paragraph">
      <style:paragraph-properties fo:line-height="115.00%" fo:text-align="left"/>
    </style:style>
    <style:style style:name="P12" style:family="paragraph">
      <style:paragraph-properties fo:line-height="100.00%" fo:text-align="left" fo:margin-left="5.35pt" fo:text-indent="-4.20pt">
        <style:tab-stops>
          <style:tab-stop style:position="74.25pt" style:type="center"/>
          <style:tab-stop style:position="32891.15pt"/>
        </style:tab-stops>
      </style:paragraph-properties>
    </style:style>
    <style:style style:name="P13" style:family="paragraph">
      <style:paragraph-properties fo:line-height="115.00%" fo:text-align="left"/>
    </style:style>
    <style:style style:name="P14" style:family="paragraph">
      <style:paragraph-properties fo:line-height="100.00%" fo:text-align="left" fo:margin-left="5.35pt" fo:text-indent="-4.20pt">
        <style:tab-stops>
          <style:tab-stop style:position="74.25pt" style:type="center"/>
          <style:tab-stop style:position="32891.15pt"/>
        </style:tab-stops>
      </style:paragraph-properties>
    </style:style>
    <style:style style:name="P15" style:family="paragraph">
      <style:paragraph-properties fo:line-height="115.00%" fo:text-align="left"/>
    </style:style>
    <style:style style:name="P16" style:family="paragraph">
      <style:paragraph-properties fo:line-height="100.00%" fo:text-align="left" fo:margin-left="5.35pt" fo:text-indent="-4.20pt">
        <style:tab-stops>
          <style:tab-stop style:position="74.25pt" style:type="center"/>
          <style:tab-stop style:position="32891.15pt"/>
        </style:tab-stops>
      </style:paragraph-properties>
    </style:style>
    <style:style style:name="P17" style:family="paragraph">
      <style:paragraph-properties fo:line-height="115.00%" fo:text-align="left" fo:margin-top="6.00pt" fo:margin-bottom="2.00pt"/>
    </style:style>
    <style:style style:name="P18" style:family="paragraph">
      <style:paragraph-properties fo:line-height="115.00%" fo:text-align="left" fo:margin-top="4.00pt" fo:margin-bottom="6.00pt"/>
    </style:style>
    <style:style style:name="P19" style:family="paragraph">
      <style:paragraph-properties fo:line-height="115.00%" fo:text-align="left" fo:margin-top="10.00pt" fo:margin-bottom="2.00pt"/>
    </style:style>
    <style:style style:name="P20" style:family="paragraph">
      <style:paragraph-properties fo:line-height="115.00%" fo:text-align="left" fo:margin-top="4.00pt" fo:margin-bottom="6.00pt"/>
    </style:style>
    <style:style style:name="P21" style:family="paragraph">
      <style:paragraph-properties fo:line-height="115.00%" fo:text-align="left" fo:margin-top="6.00pt" fo:margin-bottom="2.00pt"/>
    </style:style>
    <style:style style:name="P22" style:family="paragraph">
      <style:paragraph-properties fo:line-height="100.00%" fo:text-align="left" fo:margin-left="5.35pt" fo:text-indent="-4.20pt">
        <style:tab-stops>
          <style:tab-stop style:position="78.75pt" style:type="center"/>
          <style:tab-stop style:position="32891.15pt"/>
        </style:tab-stops>
      </style:paragraph-properties>
    </style:style>
    <style:style style:name="P23" style:family="paragraph">
      <style:paragraph-properties fo:line-height="115.00%" fo:text-align="center"/>
    </style:style>
    <style:style style:name="P24" style:family="paragraph">
      <style:paragraph-properties fo:line-height="100.00%" fo:text-align="left" fo:margin-left="5.35pt" fo:text-indent="-4.20pt">
        <style:tab-stops>
          <style:tab-stop style:position="78.75pt" style:type="center"/>
          <style:tab-stop style:position="32891.15pt"/>
        </style:tab-stops>
      </style:paragraph-properties>
    </style:style>
    <style:style style:name="P25" style:family="paragraph">
      <style:paragraph-properties fo:line-height="100.00%" fo:text-align="left" fo:margin-left="5.35pt" fo:text-indent="-4.20pt">
        <style:tab-stops>
          <style:tab-stop style:position="78.75pt" style:type="center"/>
          <style:tab-stop style:position="32891.15pt"/>
        </style:tab-stops>
      </style:paragraph-properties>
    </style:style>
    <style:style style:name="P26"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27" style:family="paragraph">
      <style:paragraph-properties fo:line-height="115.00%" fo:text-align="left"/>
    </style:style>
    <style:style style:name="P28" style:family="paragraph">
      <style:paragraph-properties fo:line-height="100.00%" fo:text-align="left" fo:margin-left="5.35pt" fo:text-indent="-4.20pt">
        <style:tab-stops>
          <style:tab-stop style:position="78.75pt" style:type="center"/>
          <style:tab-stop style:position="32891.15pt"/>
        </style:tab-stops>
      </style:paragraph-properties>
    </style:style>
    <style:style style:name="P29" style:family="paragraph">
      <style:paragraph-properties fo:line-height="115.00%" fo:text-align="left"/>
    </style:style>
    <style:style style:name="P30" style:family="paragraph">
      <style:paragraph-properties fo:line-height="100.00%" fo:text-align="left" fo:margin-left="5.35pt" fo:text-indent="-4.20pt">
        <style:tab-stops>
          <style:tab-stop style:position="78.75pt" style:type="center"/>
          <style:tab-stop style:position="32891.15pt"/>
        </style:tab-stops>
      </style:paragraph-properties>
    </style:style>
    <style:style style:name="P31" style:family="paragraph">
      <style:paragraph-properties fo:line-height="115.00%" fo:text-align="left" fo:margin-top="6.00pt" fo:margin-bottom="2.00pt"/>
    </style:style>
    <style:style style:name="P32" style:family="paragraph">
      <style:paragraph-properties fo:line-height="115.00%" fo:text-align="left" fo:margin-top="4.00pt" fo:margin-bottom="6.00pt"/>
    </style:style>
    <style:style style:name="P33" style:family="paragraph">
      <style:paragraph-properties fo:line-height="115.00%" fo:text-align="left" fo:margin-top="10.00pt" fo:margin-bottom="2.00pt"/>
    </style:style>
    <style:style style:name="P34" style:family="paragraph">
      <style:paragraph-properties fo:line-height="115.00%" fo:text-align="left" fo:margin-top="4.00pt" fo:margin-bottom="6.00pt"/>
    </style:style>
    <style:style style:name="P35" style:family="paragraph">
      <style:paragraph-properties fo:line-height="115.00%" fo:text-align="left" fo:margin-top="6.00pt" fo:margin-bottom="2.00pt"/>
    </style:style>
    <style:style style:name="P36" style:family="paragraph">
      <style:paragraph-properties fo:line-height="115.00%" fo:text-align="left" fo:margin-top="4.00pt" fo:margin-bottom="6.00pt"/>
    </style:style>
    <style:style style:name="P37" style:family="paragraph">
      <style:paragraph-properties fo:line-height="115.00%" fo:text-align="left" fo:margin-top="10.00pt" fo:margin-bottom="2.00pt"/>
    </style:style>
    <style:style style:name="P38" style:family="paragraph">
      <style:paragraph-properties fo:line-height="115.00%" fo:text-align="left" fo:margin-top="4.00pt" fo:margin-bottom="6.00pt"/>
    </style:style>
    <style:style style:name="P39" style:family="paragraph">
      <style:paragraph-properties fo:line-height="115.00%" fo:text-align="left" fo:margin-top="6.00pt" fo:margin-bottom="2.00pt"/>
    </style:style>
    <style:style style:name="P40" style:family="paragraph">
      <style:paragraph-properties fo:line-height="100.00%" fo:text-align="left" fo:margin-left="5.35pt" fo:text-indent="-4.20pt">
        <style:tab-stops>
          <style:tab-stop style:position="69.75pt" style:type="center"/>
          <style:tab-stop style:position="32891.15pt"/>
        </style:tab-stops>
      </style:paragraph-properties>
    </style:style>
    <style:style style:name="P41" style:family="paragraph">
      <style:paragraph-properties fo:line-height="115.00%" fo:text-align="center"/>
    </style:style>
    <style:style style:name="P42" style:family="paragraph">
      <style:paragraph-properties fo:line-height="100.00%" fo:text-align="left" fo:margin-left="5.35pt" fo:text-indent="-4.20pt">
        <style:tab-stops>
          <style:tab-stop style:position="69.75pt" style:type="center"/>
          <style:tab-stop style:position="32891.15pt"/>
        </style:tab-stops>
      </style:paragraph-properties>
    </style:style>
    <style:style style:name="P43" style:family="paragraph">
      <style:paragraph-properties fo:line-height="100.00%" fo:text-align="left" fo:margin-left="5.35pt" fo:text-indent="-4.20pt">
        <style:tab-stops>
          <style:tab-stop style:position="69.75pt" style:type="center"/>
          <style:tab-stop style:position="32891.15pt"/>
        </style:tab-stops>
      </style:paragraph-properties>
    </style:style>
    <style:style style:name="P44"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45" style:family="paragraph">
      <style:paragraph-properties fo:line-height="115.00%" fo:text-align="left"/>
    </style:style>
    <style:style style:name="P46" style:family="paragraph">
      <style:paragraph-properties fo:line-height="100.00%" fo:text-align="left" fo:margin-left="5.35pt" fo:text-indent="-4.20pt">
        <style:tab-stops>
          <style:tab-stop style:position="69.75pt" style:type="center"/>
          <style:tab-stop style:position="32891.15pt"/>
        </style:tab-stops>
      </style:paragraph-properties>
    </style:style>
    <style:style style:name="P47" style:family="paragraph">
      <style:paragraph-properties fo:line-height="115.00%" fo:text-align="left"/>
    </style:style>
    <style:style style:name="P48" style:family="paragraph">
      <style:paragraph-properties fo:line-height="100.00%" fo:text-align="left" fo:margin-left="5.35pt" fo:text-indent="-4.20pt">
        <style:tab-stops>
          <style:tab-stop style:position="69.75pt" style:type="center"/>
          <style:tab-stop style:position="32891.15pt"/>
        </style:tab-stops>
      </style:paragraph-properties>
    </style:style>
    <style:style style:name="P49" style:family="paragraph">
      <style:paragraph-properties fo:line-height="115.00%" fo:text-align="left" fo:margin-top="6.00pt" fo:margin-bottom="2.00pt"/>
    </style:style>
    <style:style style:name="P50" style:family="paragraph">
      <style:paragraph-properties fo:line-height="115.00%" fo:text-align="left" fo:margin-top="4.00pt" fo:margin-bottom="6.00pt"/>
    </style:style>
    <style:style style:name="P51" style:family="paragraph">
      <style:paragraph-properties fo:line-height="115.00%" fo:text-align="left" fo:margin-top="10.00pt" fo:margin-bottom="2.00pt"/>
    </style:style>
    <style:style style:name="P52" style:family="paragraph">
      <style:paragraph-properties fo:line-height="115.00%" fo:text-align="left" fo:margin-top="4.00pt" fo:margin-bottom="6.00pt"/>
    </style:style>
    <style:style style:name="P53" style:family="paragraph">
      <style:paragraph-properties fo:line-height="115.00%" fo:text-align="left" fo:margin-top="6.00pt" fo:margin-bottom="2.00pt"/>
    </style:style>
    <style:style style:name="P54" style:family="paragraph">
      <style:paragraph-properties fo:line-height="100.00%" fo:text-align="left" fo:margin-left="5.35pt" fo:text-indent="-4.20pt">
        <style:tab-stops>
          <style:tab-stop style:position="60.75pt" style:type="center"/>
          <style:tab-stop style:position="32891.15pt"/>
        </style:tab-stops>
      </style:paragraph-properties>
    </style:style>
    <style:style style:name="P55" style:family="paragraph">
      <style:paragraph-properties fo:line-height="115.00%" fo:text-align="center"/>
    </style:style>
    <style:style style:name="P56" style:family="paragraph">
      <style:paragraph-properties fo:line-height="100.00%" fo:text-align="left" fo:margin-left="5.35pt" fo:text-indent="-4.20pt">
        <style:tab-stops>
          <style:tab-stop style:position="60.75pt" style:type="center"/>
          <style:tab-stop style:position="32891.15pt"/>
        </style:tab-stops>
      </style:paragraph-properties>
    </style:style>
    <style:style style:name="P57" style:family="paragraph">
      <style:paragraph-properties fo:line-height="100.00%" fo:text-align="left" fo:margin-left="5.35pt" fo:text-indent="-4.20pt">
        <style:tab-stops>
          <style:tab-stop style:position="60.75pt" style:type="center"/>
          <style:tab-stop style:position="32891.15pt"/>
        </style:tab-stops>
      </style:paragraph-properties>
    </style:style>
    <style:style style:name="P58"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59" style:family="paragraph">
      <style:paragraph-properties fo:line-height="115.00%" fo:text-align="left"/>
    </style:style>
    <style:style style:name="P60" style:family="paragraph">
      <style:paragraph-properties fo:line-height="100.00%" fo:text-align="left" fo:margin-left="5.35pt" fo:text-indent="-4.20pt">
        <style:tab-stops>
          <style:tab-stop style:position="60.75pt" style:type="center"/>
          <style:tab-stop style:position="32891.15pt"/>
        </style:tab-stops>
      </style:paragraph-properties>
    </style:style>
    <style:style style:name="P61" style:family="paragraph">
      <style:paragraph-properties fo:line-height="115.00%" fo:text-align="left"/>
    </style:style>
    <style:style style:name="P62" style:family="paragraph">
      <style:paragraph-properties fo:line-height="100.00%" fo:text-align="left" fo:margin-left="5.35pt" fo:text-indent="-4.20pt">
        <style:tab-stops>
          <style:tab-stop style:position="60.75pt" style:type="center"/>
          <style:tab-stop style:position="32891.15pt"/>
        </style:tab-stops>
      </style:paragraph-properties>
    </style:style>
    <style:style style:name="P63" style:family="paragraph">
      <style:paragraph-properties fo:line-height="115.00%" fo:text-align="left" fo:margin-top="6.00pt" fo:margin-bottom="2.00pt"/>
    </style:style>
    <style:style style:name="P64" style:family="paragraph">
      <style:paragraph-properties fo:line-height="115.00%" fo:text-align="left" fo:margin-top="4.00pt" fo:margin-bottom="6.00pt"/>
    </style:style>
    <style:style style:name="P65" style:family="paragraph">
      <style:paragraph-properties fo:line-height="115.00%" fo:text-align="left" fo:margin-top="10.00pt" fo:margin-bottom="2.00pt"/>
    </style:style>
    <style:style style:name="P66" style:family="paragraph">
      <style:paragraph-properties fo:line-height="115.00%" fo:text-align="left" fo:margin-top="4.00pt" fo:margin-bottom="6.00pt"/>
    </style:style>
    <style:style style:name="P67" style:family="paragraph">
      <style:paragraph-properties fo:line-height="115.00%" fo:text-align="left" fo:margin-top="6.00pt" fo:margin-bottom="2.00pt"/>
    </style:style>
    <style:style style:name="P68" style:family="paragraph">
      <style:paragraph-properties fo:line-height="100.00%" fo:text-align="left" fo:margin-left="4.85pt" fo:text-indent="-4.20pt">
        <style:tab-stops>
          <style:tab-stop style:position="129.25pt"/>
          <style:tab-stop style:position="32891.65pt"/>
        </style:tab-stops>
      </style:paragraph-properties>
    </style:style>
    <style:style style:name="P69" style:family="paragraph">
      <style:paragraph-properties fo:line-height="115.00%" fo:text-align="center"/>
    </style:style>
    <style:style style:name="P70" style:family="paragraph">
      <style:paragraph-properties fo:line-height="100.00%" fo:text-align="left" fo:margin-left="4.85pt" fo:text-indent="-4.20pt">
        <style:tab-stops>
          <style:tab-stop style:position="129.25pt"/>
          <style:tab-stop style:position="32891.65pt"/>
        </style:tab-stops>
      </style:paragraph-properties>
    </style:style>
    <style:style style:name="P71" style:family="paragraph">
      <style:paragraph-properties fo:line-height="100.00%" fo:text-align="left" fo:margin-left="4.85pt" fo:text-indent="-4.20pt">
        <style:tab-stops>
          <style:tab-stop style:position="129.25pt"/>
          <style:tab-stop style:position="32891.65pt"/>
        </style:tab-stops>
      </style:paragraph-properties>
    </style:style>
    <style:style style:name="P72" style:family="paragraph">
      <style:paragraph-properties fo:line-height="115.00%" fo:text-align="left"/>
    </style:style>
    <style:style style:name="P73" style:family="paragraph">
      <style:paragraph-properties fo:line-height="100.00%" fo:text-align="left" fo:margin-left="4.85pt" fo:text-indent="-4.20pt">
        <style:tab-stops>
          <style:tab-stop style:position="129.25pt"/>
          <style:tab-stop style:position="32891.65pt"/>
        </style:tab-stops>
      </style:paragraph-properties>
    </style:style>
    <style:style style:name="P74" style:family="paragraph">
      <style:paragraph-properties fo:line-height="100.00%" fo:text-align="left" fo:margin-left="4.85pt" fo:text-indent="-4.20pt">
        <style:tab-stops>
          <style:tab-stop style:position="129.25pt"/>
          <style:tab-stop style:position="32891.65pt"/>
        </style:tab-stops>
      </style:paragraph-properties>
    </style:style>
    <style:style style:name="P75" style:family="paragraph">
      <style:paragraph-properties fo:line-height="115.00%" fo:text-align="left"/>
    </style:style>
    <style:style style:name="P76" style:family="paragraph">
      <style:paragraph-properties fo:line-height="100.00%" fo:text-align="left" fo:margin-left="4.85pt" fo:text-indent="-4.20pt">
        <style:tab-stops>
          <style:tab-stop style:position="129.25pt"/>
          <style:tab-stop style:position="32891.65pt"/>
        </style:tab-stops>
      </style:paragraph-properties>
    </style:style>
    <style:style style:name="P77" style:family="paragraph">
      <style:paragraph-properties fo:line-height="115.00%" fo:text-align="left"/>
    </style:style>
    <style:style style:name="P78" style:family="paragraph">
      <style:paragraph-properties fo:line-height="100.00%" fo:text-align="left" fo:margin-left="4.85pt" fo:text-indent="-4.20pt">
        <style:tab-stops>
          <style:tab-stop style:position="129.25pt"/>
          <style:tab-stop style:position="32891.65pt"/>
        </style:tab-stops>
      </style:paragraph-properties>
    </style:style>
    <style:style style:name="P79" style:family="paragraph">
      <style:paragraph-properties fo:line-height="115.00%" fo:text-align="left" fo:margin-top="6.00pt" fo:margin-bottom="2.00pt"/>
    </style:style>
    <style:style style:name="P80" style:family="paragraph">
      <style:paragraph-properties fo:line-height="115.00%" fo:text-align="left" fo:margin-left="18.00pt" fo:text-indent="0.00pt" fo:margin-top="4.00pt" fo:margin-bottom="6.00pt"/>
    </style:style>
    <text:list-style style:name="L81">
      <text:list-level-style-bullet text:level="1" text:bullet-char="•">
        <style:list-level-properties text:space-before="54.00pt" text:min-label-width="18.00pt"/>
        <style:text-properties fo:font-family="Symbol"/>
      </text:list-level-style-bullet>
    </text:list-style>
    <style:style style:name="P81" style:family="paragraph">
      <style:paragraph-properties fo:line-height="115.00%" fo:text-align="left" fo:margin-top="4.00pt" fo:margin-bottom="6.00pt"/>
    </style:style>
    <style:style style:name="P82" style:family="paragraph">
      <style:paragraph-properties fo:line-height="115.00%" fo:text-align="left" fo:margin-left="36.00pt" fo:text-indent="0.00pt" fo:margin-top="4.00pt" fo:margin-bottom="6.00pt"/>
    </style:style>
    <text:list-style style:name="L83">
      <text:list-level-style-bullet text:level="1" text:bullet-char="•">
        <style:list-level-properties text:space-before="54.00pt" text:min-label-width="18.00pt"/>
        <style:text-properties fo:font-family="Symbol"/>
      </text:list-level-style-bullet>
    </text:list-style>
    <style:style style:name="P83" style:family="paragraph">
      <style:paragraph-properties fo:line-height="115.00%" fo:text-align="left" fo:margin-top="4.00pt" fo:margin-bottom="6.00pt"/>
    </style:style>
    <style:style style:name="P84" style:family="paragraph">
      <style:paragraph-properties fo:line-height="115.00%" fo:text-align="left" fo:margin-left="36.00pt" fo:text-indent="0.00pt" fo:margin-top="4.00pt" fo:margin-bottom="6.00pt"/>
    </style:style>
    <style:style style:name="P85" style:family="paragraph">
      <style:paragraph-properties fo:line-height="115.00%" fo:text-align="left" fo:margin-top="10.00pt" fo:margin-bottom="2.00pt"/>
    </style:style>
    <style:style style:name="P86" style:family="paragraph">
      <style:paragraph-properties fo:line-height="115.00%" fo:text-align="left" fo:margin-top="4.00pt" fo:margin-bottom="6.00pt"/>
    </style:style>
    <style:style style:name="P87" style:family="paragraph">
      <style:paragraph-properties fo:line-height="115.00%" fo:text-align="left" fo:margin-top="6.00pt" fo:margin-bottom="2.00pt"/>
    </style:style>
    <style:style style:name="P88" style:family="paragraph">
      <style:paragraph-properties fo:line-height="115.00%" fo:text-align="left" fo:margin-top="4.00pt" fo:margin-bottom="6.00pt"/>
    </style:style>
    <style:style style:name="P89" style:family="paragraph">
      <style:paragraph-properties fo:line-height="115.00%" fo:text-align="left" fo:margin-top="6.00pt" fo:margin-bottom="2.00pt"/>
    </style:style>
    <style:style style:name="P90" style:family="paragraph">
      <style:paragraph-properties fo:line-height="115.00%" fo:text-align="left" fo:margin-top="4.00pt" fo:margin-bottom="6.00pt"/>
    </style:style>
    <style:style style:name="P91" style:family="paragraph">
      <style:paragraph-properties fo:line-height="115.00%" fo:text-align="left" fo:margin-top="6.00pt" fo:margin-bottom="2.00pt"/>
    </style:style>
    <style:style style:name="P92" style:family="paragraph">
      <style:paragraph-properties fo:line-height="100.00%" fo:text-align="left" fo:margin-left="9.80pt" fo:text-indent="-4.20pt">
        <style:tab-stops>
          <style:tab-stop style:position="33.85pt"/>
          <style:tab-stop style:position="32886.70pt"/>
          <style:tab-stop style:position="54110.25pt" style:char="." style:type="char"/>
          <style:tab-stop style:position="-9.80pt"/>
          <style:tab-stop style:position="48.70pt"/>
        </style:tab-stops>
      </style:paragraph-properties>
    </style:style>
    <style:style style:name="P93" style:family="paragraph">
      <style:paragraph-properties fo:line-height="115.00%" fo:text-align="center"/>
    </style:style>
    <style:style style:name="P94" style:family="paragraph">
      <style:paragraph-properties fo:line-height="100.00%" fo:text-align="left" fo:margin-left="9.80pt" fo:text-indent="-4.20pt">
        <style:tab-stops>
          <style:tab-stop style:position="33.85pt"/>
          <style:tab-stop style:position="32886.70pt"/>
          <style:tab-stop style:position="54110.25pt" style:char="." style:type="char"/>
          <style:tab-stop style:position="-9.80pt"/>
          <style:tab-stop style:position="48.70pt"/>
        </style:tab-stops>
      </style:paragraph-properties>
    </style:style>
    <style:style style:name="P95" style:family="paragraph">
      <style:paragraph-properties fo:line-height="100.00%" fo:text-align="left" fo:margin-left="9.80pt" fo:text-indent="-4.20pt">
        <style:tab-stops>
          <style:tab-stop style:position="33.85pt"/>
          <style:tab-stop style:position="32886.70pt"/>
          <style:tab-stop style:position="421111.85pt" style:type="right"/>
          <style:tab-stop style:position="15.80pt"/>
          <style:tab-stop style:position="48.70pt"/>
        </style:tab-stops>
      </style:paragraph-properties>
    </style:style>
    <style:style style:name="P96" style:family="paragraph">
      <style:paragraph-properties fo:line-height="115.00%" fo:text-align="left"/>
    </style:style>
    <style:style style:name="P97" style:family="paragraph">
      <style:paragraph-properties fo:line-height="100.00%" fo:text-align="left" fo:margin-left="9.80pt" fo:text-indent="-4.20pt">
        <style:tab-stops>
          <style:tab-stop style:position="33.85pt"/>
          <style:tab-stop style:position="32886.70pt"/>
          <style:tab-stop style:position="421111.85pt" style:type="right"/>
          <style:tab-stop style:position="15.80pt"/>
          <style:tab-stop style:position="48.70pt"/>
        </style:tab-stops>
      </style:paragraph-properties>
    </style:style>
    <style:style style:name="P98" style:family="paragraph">
      <style:paragraph-properties fo:line-height="115.00%" fo:text-align="left" fo:margin-top="4.00pt" fo:margin-bottom="6.00pt"/>
    </style:style>
    <style:style style:name="P99" style:family="paragraph">
      <style:paragraph-properties fo:line-height="115.00%" fo:text-align="left" fo:margin-top="10.00pt" fo:margin-bottom="2.00pt"/>
    </style:style>
    <style:style style:name="P100" style:family="paragraph">
      <style:paragraph-properties fo:line-height="115.00%" fo:text-align="left" fo:margin-top="4.00pt" fo:margin-bottom="6.00pt"/>
    </style:style>
    <style:style style:name="P101" style:family="paragraph">
      <style:paragraph-properties fo:line-height="115.00%" fo:text-align="left" fo:margin-top="6.00pt" fo:margin-bottom="2.00pt"/>
    </style:style>
    <style:style style:name="P102" style:family="paragraph">
      <style:paragraph-properties fo:line-height="115.00%" fo:text-align="left" fo:margin-top="4.00pt" fo:margin-bottom="6.00pt"/>
    </style:style>
    <style:style style:name="P103" style:family="paragraph">
      <style:paragraph-properties fo:line-height="115.00%" fo:text-align="left" fo:margin-top="6.00pt" fo:margin-bottom="2.00pt"/>
    </style:style>
    <style:style style:name="P104" style:family="paragraph">
      <style:paragraph-properties fo:line-height="115.00%" fo:text-align="left" fo:margin-top="4.00pt" fo:margin-bottom="6.00pt"/>
    </style:style>
    <style:style style:name="P105" style:family="paragraph">
      <style:paragraph-properties fo:line-height="115.00%" fo:text-align="left" fo:margin-top="6.00pt" fo:margin-bottom="2.00pt"/>
    </style:style>
    <style:style style:name="P106" style:family="paragraph">
      <style:paragraph-properties fo:line-height="100.00%" fo:text-align="left" fo:margin-left="5.30pt" fo:text-indent="-4.20pt">
        <style:tab-stops>
          <style:tab-stop style:position="47.35pt"/>
          <style:tab-stop style:position="32891.20pt"/>
          <style:tab-stop style:position="54114.75pt" style:char="." style:type="char"/>
          <style:tab-stop style:position="-5.30pt"/>
          <style:tab-stop style:position="53.20pt"/>
        </style:tab-stops>
      </style:paragraph-properties>
    </style:style>
    <style:style style:name="P107" style:family="paragraph">
      <style:paragraph-properties fo:line-height="115.00%" fo:text-align="center"/>
    </style:style>
    <style:style style:name="P108" style:family="paragraph">
      <style:paragraph-properties fo:line-height="100.00%" fo:text-align="left" fo:margin-left="5.30pt" fo:text-indent="-4.20pt">
        <style:tab-stops>
          <style:tab-stop style:position="47.35pt"/>
          <style:tab-stop style:position="32891.20pt"/>
          <style:tab-stop style:position="54114.75pt" style:char="." style:type="char"/>
          <style:tab-stop style:position="-5.30pt"/>
          <style:tab-stop style:position="53.20pt"/>
        </style:tab-stops>
      </style:paragraph-properties>
    </style:style>
    <style:style style:name="P109" style:family="paragraph">
      <style:paragraph-properties fo:line-height="100.00%" fo:text-align="left" fo:margin-left="5.30pt" fo:text-indent="-4.20pt">
        <style:tab-stops>
          <style:tab-stop style:position="47.35pt"/>
          <style:tab-stop style:position="32891.20pt"/>
          <style:tab-stop style:position="421116.35pt" style:type="right"/>
          <style:tab-stop style:position="20.30pt"/>
          <style:tab-stop style:position="53.20pt"/>
        </style:tab-stops>
      </style:paragraph-properties>
    </style:style>
    <style:style style:name="P110" style:family="paragraph">
      <style:paragraph-properties fo:line-height="115.00%" fo:text-align="left"/>
    </style:style>
    <style:style style:name="P111" style:family="paragraph">
      <style:paragraph-properties fo:line-height="100.00%" fo:text-align="left" fo:margin-left="5.30pt" fo:text-indent="-4.20pt">
        <style:tab-stops>
          <style:tab-stop style:position="47.35pt"/>
          <style:tab-stop style:position="32891.20pt"/>
          <style:tab-stop style:position="421116.35pt" style:type="right"/>
          <style:tab-stop style:position="20.30pt"/>
          <style:tab-stop style:position="53.20pt"/>
        </style:tab-stops>
      </style:paragraph-properties>
    </style:style>
    <style:style style:name="P112" style:family="paragraph">
      <style:paragraph-properties fo:line-height="115.00%" fo:text-align="left" fo:margin-top="6.00pt" fo:margin-bottom="2.00pt"/>
    </style:style>
    <style:style style:name="P113" style:family="paragraph">
      <style:paragraph-properties fo:line-height="115.00%" fo:text-align="left" fo:margin-top="4.00pt" fo:margin-bottom="6.00pt"/>
    </style:style>
    <style:style style:name="P114" style:family="paragraph">
      <style:paragraph-properties fo:line-height="115.00%" fo:text-align="left" fo:margin-top="10.00pt" fo:margin-bottom="2.00pt"/>
    </style:style>
    <style:style style:name="P115" style:family="paragraph">
      <style:paragraph-properties fo:line-height="115.00%" fo:text-align="left" fo:margin-top="4.00pt" fo:margin-bottom="6.00pt"/>
    </style:style>
    <style:style style:name="P116" style:family="paragraph">
      <style:paragraph-properties fo:line-height="100.00%" fo:text-align="left" fo:margin-left="5.40pt" fo:text-indent="-5.40pt">
        <style:tab-stops>
          <style:tab-stop style:position="78.90pt"/>
          <style:tab-stop style:position="32891.10pt"/>
          <style:tab-stop style:position="54114.65pt" style:char="." style:type="char"/>
          <style:tab-stop style:position="-5.40pt"/>
        </style:tab-stops>
      </style:paragraph-properties>
    </style:style>
    <style:style style:name="P117" style:family="paragraph">
      <style:paragraph-properties fo:line-height="115.00%" fo:text-align="center" fo:margin-top="3.00pt" fo:margin-bottom="3.00pt"/>
    </style:style>
    <style:style style:name="P118" style:family="paragraph">
      <style:paragraph-properties fo:line-height="100.00%" fo:text-align="left" fo:margin-left="5.40pt" fo:text-indent="-5.40pt">
        <style:tab-stops>
          <style:tab-stop style:position="78.90pt"/>
          <style:tab-stop style:position="32891.10pt"/>
          <style:tab-stop style:position="54114.65pt" style:char="." style:type="char"/>
          <style:tab-stop style:position="-5.40pt"/>
        </style:tab-stops>
      </style:paragraph-properties>
    </style:style>
    <style:style style:name="P119" style:family="paragraph">
      <style:paragraph-properties fo:line-height="100.00%" fo:text-align="left" fo:margin-left="5.40pt" fo:text-indent="-5.40pt">
        <style:tab-stops>
          <style:tab-stop style:position="78.90pt"/>
          <style:tab-stop style:position="32891.10pt"/>
          <style:tab-stop style:position="54114.65pt" style:char="." style:type="char"/>
          <style:tab-stop style:position="20.20pt"/>
        </style:tab-stops>
      </style:paragraph-properties>
    </style:style>
    <style:style style:name="P120" style:family="paragraph">
      <style:paragraph-properties fo:line-height="115.00%" fo:text-align="center" fo:margin-top="3.00pt" fo:margin-bottom="3.00pt"/>
    </style:style>
    <style:style style:name="P121" style:family="paragraph">
      <style:paragraph-properties fo:line-height="100.00%" fo:text-align="left" fo:margin-left="5.40pt" fo:text-indent="-5.40pt">
        <style:tab-stops>
          <style:tab-stop style:position="78.90pt"/>
          <style:tab-stop style:position="32891.10pt"/>
          <style:tab-stop style:position="54114.65pt" style:char="." style:type="char"/>
          <style:tab-stop style:position="20.20pt"/>
        </style:tab-stops>
      </style:paragraph-properties>
    </style:style>
    <style:style style:name="P122" style:family="paragraph">
      <style:paragraph-properties fo:line-height="115.00%" fo:text-align="center" fo:margin-top="3.00pt" fo:margin-bottom="3.00pt"/>
    </style:style>
    <style:style style:name="P123" style:family="paragraph">
      <style:paragraph-properties fo:line-height="100.00%" fo:text-align="left" fo:margin-left="5.40pt" fo:text-indent="-5.40pt">
        <style:tab-stops>
          <style:tab-stop style:position="78.90pt"/>
          <style:tab-stop style:position="32891.10pt"/>
          <style:tab-stop style:position="54114.65pt" style:char="." style:type="char"/>
          <style:tab-stop style:position="20.20pt"/>
        </style:tab-stops>
      </style:paragraph-properties>
    </style:style>
    <style:style style:name="P124" style:family="paragraph">
      <style:paragraph-properties fo:line-height="115.00%" fo:text-align="center" fo:margin-top="3.00pt" fo:margin-bottom="3.00pt"/>
    </style:style>
    <style:style style:name="P125" style:family="paragraph">
      <style:paragraph-properties fo:line-height="100.00%" fo:text-align="left" fo:margin-left="5.40pt" fo:text-indent="-5.40pt">
        <style:tab-stops>
          <style:tab-stop style:position="78.90pt"/>
          <style:tab-stop style:position="32891.10pt"/>
          <style:tab-stop style:position="54114.65pt" style:char="." style:type="char"/>
          <style:tab-stop style:position="20.20pt"/>
        </style:tab-stops>
      </style:paragraph-properties>
    </style:style>
    <style:style style:name="P126" style:family="paragraph">
      <style:paragraph-properties fo:line-height="115.00%" fo:text-align="left" fo:margin-top="6.00pt" fo:margin-bottom="2.00pt"/>
    </style:style>
    <style:style style:name="P127" style:family="paragraph">
      <style:paragraph-properties fo:line-height="115.00%" fo:text-align="left" fo:margin-top="4.00pt" fo:margin-bottom="6.00pt"/>
    </style:style>
    <style:style style:name="P128" style:family="paragraph">
      <style:paragraph-properties fo:line-height="115.00%" fo:text-align="left" fo:margin-top="6.00pt" fo:margin-bottom="2.00pt"/>
    </style:style>
    <style:style style:name="P129" style:family="paragraph">
      <style:paragraph-properties fo:line-height="115.00%" fo:text-align="left" fo:margin-top="4.00pt" fo:margin-bottom="6.00pt"/>
    </style:style>
    <style:style style:name="P130" style:family="paragraph">
      <style:paragraph-properties fo:line-height="115.00%" fo:text-align="left" fo:margin-top="6.00pt" fo:margin-bottom="2.00pt"/>
    </style:style>
    <text:list-style style:name="L131">
      <text:list-level-style-bullet text:level="1" text:bullet-char="•">
        <style:list-level-properties text:space-before="18.00pt" text:min-label-width="18.00pt"/>
        <style:text-properties fo:font-family="Symbol"/>
      </text:list-level-style-bullet>
    </text:list-style>
    <style:style style:name="P131" style:family="paragraph">
      <style:paragraph-properties fo:line-height="100.00%" fo:text-align="left"/>
    </style:style>
    <style:style style:name="P132" style:family="paragraph">
      <style:paragraph-properties fo:line-height="115.00%" fo:text-align="left" fo:margin-top="6.00pt" fo:margin-bottom="2.00pt"/>
    </style:style>
    <style:style style:name="P133" style:family="paragraph">
      <style:paragraph-properties fo:line-height="100.00%" fo:text-align="left" fo:margin-left="4.20pt" fo:text-indent="-4.20pt">
        <style:tab-stops>
          <style:tab-stop style:position="71.45pt"/>
          <style:tab-stop style:position="32892.30pt"/>
          <style:tab-stop style:position="54115.85pt" style:char="." style:type="char"/>
          <style:tab-stop style:position="-4.20pt"/>
          <style:tab-stop style:position="62.00pt"/>
          <style:tab-stop style:position="32892.30pt"/>
          <style:tab-stop style:position="54115.85pt" style:char="." style:type="char"/>
          <style:tab-stop style:position="-4.20pt"/>
          <style:tab-stop style:position="47.25pt"/>
        </style:tab-stops>
      </style:paragraph-properties>
    </style:style>
    <style:style style:name="P134" style:family="paragraph">
      <style:paragraph-properties fo:line-height="115.00%" fo:text-align="center"/>
    </style:style>
    <style:style style:name="P135" style:family="paragraph">
      <style:paragraph-properties fo:line-height="100.00%" fo:text-align="left" fo:margin-left="4.20pt" fo:text-indent="-4.20pt">
        <style:tab-stops>
          <style:tab-stop style:position="71.45pt"/>
          <style:tab-stop style:position="32892.30pt"/>
          <style:tab-stop style:position="54115.85pt" style:char="." style:type="char"/>
          <style:tab-stop style:position="-4.20pt"/>
          <style:tab-stop style:position="62.00pt"/>
          <style:tab-stop style:position="32892.30pt"/>
          <style:tab-stop style:position="54115.85pt" style:char="." style:type="char"/>
          <style:tab-stop style:position="-4.20pt"/>
          <style:tab-stop style:position="47.25pt"/>
        </style:tab-stops>
      </style:paragraph-properties>
    </style:style>
    <style:style style:name="P136" style:family="paragraph">
      <style:paragraph-properties fo:line-height="100.00%" fo:text-align="left" fo:margin-left="4.20pt" fo:text-indent="-4.20pt">
        <style:tab-stops>
          <style:tab-stop style:position="71.45pt"/>
          <style:tab-stop style:position="32892.30pt"/>
          <style:tab-stop style:position="421117.45pt" style:type="right"/>
          <style:tab-stop style:position="21.40pt"/>
          <style:tab-stop style:position="62.00pt"/>
          <style:tab-stop style:position="32892.30pt"/>
          <style:tab-stop style:position="421117.45pt" style:type="right"/>
          <style:tab-stop style:position="-4.20pt"/>
          <style:tab-stop style:position="47.25pt"/>
        </style:tab-stops>
      </style:paragraph-properties>
    </style:style>
    <style:style style:name="P137" style:family="paragraph">
      <style:paragraph-properties fo:line-height="115.00%" fo:text-align="left"/>
    </style:style>
    <style:style style:name="P138" style:family="paragraph">
      <style:paragraph-properties fo:line-height="115.00%" fo:text-align="left" fo:margin-bottom="10.00pt"/>
    </style:style>
    <style:style style:name="P139" style:family="paragraph">
      <style:paragraph-properties fo:line-height="115.00%" fo:text-align="left"/>
    </style:style>
    <style:style style:name="P140" style:family="paragraph">
      <style:paragraph-properties fo:line-height="100.00%" fo:text-align="left" fo:margin-left="4.20pt" fo:text-indent="-4.20pt">
        <style:tab-stops>
          <style:tab-stop style:position="71.45pt"/>
          <style:tab-stop style:position="32892.30pt"/>
          <style:tab-stop style:position="421117.45pt" style:type="right"/>
          <style:tab-stop style:position="21.40pt"/>
          <style:tab-stop style:position="62.00pt"/>
          <style:tab-stop style:position="32892.30pt"/>
          <style:tab-stop style:position="421117.45pt" style:type="right"/>
          <style:tab-stop style:position="-4.20pt"/>
          <style:tab-stop style:position="47.25pt"/>
        </style:tab-stops>
      </style:paragraph-properties>
    </style:style>
    <style:style style:name="P141" style:family="paragraph">
      <style:paragraph-properties fo:line-height="115.00%" fo:text-align="left" fo:margin-top="4.00pt" fo:margin-bottom="6.00pt"/>
    </style:style>
    <style:style style:name="P142" style:family="paragraph">
      <style:paragraph-properties fo:line-height="115.00%" fo:text-align="left" fo:margin-top="10.00pt" fo:margin-bottom="2.00pt"/>
    </style:style>
    <style:style style:name="P143" style:family="paragraph">
      <style:paragraph-properties fo:line-height="115.00%" fo:text-align="left" fo:margin-bottom="10.00pt"/>
    </style:style>
    <style:style style:name="P144" style:family="paragraph">
      <style:paragraph-properties fo:line-height="115.00%" fo:text-align="left" fo:margin-top="10.00pt" fo:margin-bottom="2.00pt"/>
    </style:style>
    <style:style style:name="P145" style:family="paragraph">
      <style:paragraph-properties fo:line-height="115.00%" fo:text-align="left" fo:margin-top="4.00pt" fo:margin-bottom="6.00pt"/>
    </style:style>
    <style:style style:name="P146" style:family="paragraph">
      <style:paragraph-properties fo:line-height="115.00%" fo:text-align="left" fo:margin-top="6.00pt" fo:margin-bottom="2.00pt"/>
    </style:style>
    <style:style style:name="P147" style:family="paragraph">
      <style:paragraph-properties fo:line-height="115.00%" fo:text-align="left" fo:margin-top="4.00pt" fo:margin-bottom="6.00pt"/>
    </style:style>
    <style:style style:name="P148" style:family="paragraph">
      <style:paragraph-properties fo:line-height="115.00%" fo:text-align="left" fo:margin-top="6.00pt" fo:margin-bottom="2.00pt"/>
    </style:style>
    <style:style style:name="P149" style:family="paragraph">
      <style:paragraph-properties fo:line-height="115.00%" fo:text-align="left" fo:margin-top="4.00pt" fo:margin-bottom="6.00pt"/>
    </style:style>
    <style:style style:name="P150" style:family="paragraph">
      <style:paragraph-properties fo:line-height="115.00%" fo:text-align="left" fo:margin-top="6.00pt" fo:margin-bottom="2.00pt"/>
    </style:style>
    <text:list-style style:name="L151">
      <text:list-level-style-bullet text:level="1" text:bullet-char="•">
        <style:list-level-properties text:space-before="18.00pt" text:min-label-width="18.00pt"/>
        <style:text-properties fo:font-family="Symbol"/>
      </text:list-level-style-bullet>
    </text:list-style>
    <style:style style:name="P151" style:family="paragraph">
      <style:paragraph-properties fo:line-height="100.00%" fo:text-align="left"/>
    </style:style>
    <style:style style:name="P152" style:family="paragraph">
      <style:paragraph-properties fo:line-height="115.00%" fo:text-align="left" fo:margin-top="6.00pt" fo:margin-bottom="2.00pt"/>
    </style:style>
    <style:style style:name="P153" style:family="paragraph">
      <style:paragraph-properties fo:line-height="100.00%" fo:text-align="left" fo:margin-left="9.80pt" fo:text-indent="-4.20pt">
        <style:tab-stops>
          <style:tab-stop style:position="38.35pt"/>
          <style:tab-stop style:position="32886.70pt"/>
          <style:tab-stop style:position="54110.25pt" style:char="." style:type="char"/>
          <style:tab-stop style:position="-9.80pt"/>
          <style:tab-stop style:position="48.70pt"/>
        </style:tab-stops>
      </style:paragraph-properties>
    </style:style>
    <style:style style:name="P154" style:family="paragraph">
      <style:paragraph-properties fo:line-height="115.00%" fo:text-align="center"/>
    </style:style>
    <style:style style:name="P155" style:family="paragraph">
      <style:paragraph-properties fo:line-height="100.00%" fo:text-align="left" fo:margin-left="9.80pt" fo:text-indent="-4.20pt">
        <style:tab-stops>
          <style:tab-stop style:position="38.35pt"/>
          <style:tab-stop style:position="32886.70pt"/>
          <style:tab-stop style:position="54110.25pt" style:char="." style:type="char"/>
          <style:tab-stop style:position="-9.80pt"/>
          <style:tab-stop style:position="48.70pt"/>
        </style:tab-stops>
      </style:paragraph-properties>
    </style:style>
    <style:style style:name="P156" style:family="paragraph">
      <style:paragraph-properties fo:line-height="100.00%" fo:text-align="left" fo:margin-left="9.80pt" fo:text-indent="-4.20pt">
        <style:tab-stops>
          <style:tab-stop style:position="38.35pt"/>
          <style:tab-stop style:position="32886.70pt"/>
          <style:tab-stop style:position="421111.85pt" style:type="right"/>
          <style:tab-stop style:position="15.80pt"/>
          <style:tab-stop style:position="48.70pt"/>
        </style:tab-stops>
      </style:paragraph-properties>
    </style:style>
    <style:style style:name="P157" style:family="paragraph">
      <style:paragraph-properties fo:line-height="115.00%" fo:text-align="left"/>
    </style:style>
    <style:style style:name="P158" style:family="paragraph">
      <style:paragraph-properties fo:line-height="100.00%" fo:text-align="left" fo:margin-left="9.80pt" fo:text-indent="-4.20pt">
        <style:tab-stops>
          <style:tab-stop style:position="38.35pt"/>
          <style:tab-stop style:position="32886.70pt"/>
          <style:tab-stop style:position="421111.85pt" style:type="right"/>
          <style:tab-stop style:position="15.80pt"/>
          <style:tab-stop style:position="48.70pt"/>
        </style:tab-stops>
      </style:paragraph-properties>
    </style:style>
    <style:style style:name="P159" style:family="paragraph">
      <style:paragraph-properties fo:line-height="115.00%" fo:text-align="left" fo:margin-top="4.00pt" fo:margin-bottom="6.00pt"/>
    </style:style>
    <style:style style:name="P160" style:family="paragraph">
      <style:paragraph-properties fo:line-height="115.00%" fo:text-align="left" fo:margin-top="10.00pt" fo:margin-bottom="2.00pt"/>
    </style:style>
    <style:style style:name="P161" style:family="paragraph">
      <style:paragraph-properties fo:line-height="115.00%" fo:text-align="left" fo:margin-top="4.00pt" fo:margin-bottom="6.00pt"/>
    </style:style>
    <style:style style:name="P162" style:family="paragraph">
      <style:paragraph-properties fo:line-height="115.00%" fo:text-align="left" fo:margin-top="6.00pt" fo:margin-bottom="2.00pt"/>
    </style:style>
    <style:style style:name="P163" style:family="paragraph">
      <style:paragraph-properties fo:line-height="115.00%" fo:text-align="left" fo:margin-top="4.00pt" fo:margin-bottom="6.00pt"/>
    </style:style>
    <style:style style:name="P164" style:family="paragraph">
      <style:paragraph-properties fo:line-height="115.00%" fo:text-align="left" fo:margin-top="6.00pt" fo:margin-bottom="2.00pt"/>
    </style:style>
    <text:list-style style:name="L165">
      <text:list-level-style-bullet text:level="1" text:bullet-char="•">
        <style:list-level-properties text:space-before="18.00pt" text:min-label-width="18.00pt"/>
        <style:text-properties fo:font-family="Symbol"/>
      </text:list-level-style-bullet>
    </text:list-style>
    <style:style style:name="P165" style:family="paragraph">
      <style:paragraph-properties fo:line-height="100.00%" fo:text-align="left"/>
    </style:style>
    <style:style style:name="P166" style:family="paragraph">
      <style:paragraph-properties fo:line-height="115.00%" fo:text-align="left" fo:margin-top="6.00pt" fo:margin-bottom="2.00pt"/>
    </style:style>
    <style:style style:name="P167" style:family="paragraph">
      <style:paragraph-properties fo:line-height="100.00%" fo:text-align="left" fo:margin-left="9.80pt" fo:text-indent="-4.20pt">
        <style:tab-stops>
          <style:tab-stop style:position="38.35pt"/>
          <style:tab-stop style:position="32886.70pt"/>
          <style:tab-stop style:position="54110.25pt" style:char="." style:type="char"/>
          <style:tab-stop style:position="-9.80pt"/>
          <style:tab-stop style:position="66.70pt"/>
        </style:tab-stops>
      </style:paragraph-properties>
    </style:style>
    <style:style style:name="P168" style:family="paragraph">
      <style:paragraph-properties fo:line-height="115.00%" fo:text-align="center"/>
    </style:style>
    <style:style style:name="P169" style:family="paragraph">
      <style:paragraph-properties fo:line-height="100.00%" fo:text-align="left" fo:margin-left="9.80pt" fo:text-indent="-4.20pt">
        <style:tab-stops>
          <style:tab-stop style:position="38.35pt"/>
          <style:tab-stop style:position="32886.70pt"/>
          <style:tab-stop style:position="54110.25pt" style:char="." style:type="char"/>
          <style:tab-stop style:position="-9.80pt"/>
          <style:tab-stop style:position="66.70pt"/>
        </style:tab-stops>
      </style:paragraph-properties>
    </style:style>
    <style:style style:name="P170" style:family="paragraph">
      <style:paragraph-properties fo:line-height="100.00%" fo:text-align="left" fo:margin-left="9.80pt" fo:text-indent="-4.20pt">
        <style:tab-stops>
          <style:tab-stop style:position="38.35pt"/>
          <style:tab-stop style:position="32886.70pt"/>
          <style:tab-stop style:position="421111.85pt" style:type="right"/>
          <style:tab-stop style:position="15.80pt"/>
          <style:tab-stop style:position="66.70pt"/>
        </style:tab-stops>
      </style:paragraph-properties>
    </style:style>
    <style:style style:name="P171" style:family="paragraph">
      <style:paragraph-properties fo:line-height="115.00%" fo:text-align="left"/>
    </style:style>
    <style:style style:name="P172" style:family="paragraph">
      <style:paragraph-properties fo:line-height="100.00%" fo:text-align="left" fo:margin-left="9.80pt" fo:text-indent="-4.20pt">
        <style:tab-stops>
          <style:tab-stop style:position="38.35pt"/>
          <style:tab-stop style:position="32886.70pt"/>
          <style:tab-stop style:position="421111.85pt" style:type="right"/>
          <style:tab-stop style:position="15.80pt"/>
          <style:tab-stop style:position="66.70pt"/>
        </style:tab-stops>
      </style:paragraph-properties>
    </style:style>
    <style:style style:name="P173" style:family="paragraph">
      <style:paragraph-properties fo:line-height="115.00%" fo:text-align="left" fo:margin-bottom="10.00pt"/>
    </style:style>
    <style:style style:name="P174" style:family="paragraph">
      <style:paragraph-properties fo:line-height="115.00%" fo:text-align="left" fo:margin-top="4.00pt" fo:margin-bottom="6.00pt"/>
    </style:style>
    <style:style style:name="TableColumn0100" style:family="table-column">
      <style:table-column-properties style:column-width="1.105556in"/>
    </style:style>
    <style:style style:name="TableColumn0101" style:family="table-column">
      <style:table-column-properties style:column-width="1.187500in"/>
    </style:style>
    <style:style style:name="Table01" style:family="table">
      <style:table-properties style:width="2.2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6944in solid #000000" fo:border-bottom="0.006944in solid #000000" fo:padding-left="0.058333in" fo:padding-right="0.058333in" fo:vertical-align="center" fo:background-color="#d9d9d9"/>
    </style:style>
    <style:style style:name="TableCell010001" style:family="table-cell">
      <style:table-cell-properties fo:border-top="0.006944in solid #000000" fo:border-left="0.006944in solid #000000" fo:border-right="0.006944in solid #000000" fo:border-bottom="0.006944in solid #000000" fo:padding-left="0.058333in" fo:padding-right="0.058333in" fo:vertical-align="center" fo:background-color="#d9d9d9"/>
    </style:style>
    <style:style style:name="TableRow0101" style:family="table-row">
      <style:table-row-properties/>
    </style:style>
    <style:style style:name="TableCell010100"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Cell010101"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Cell010201"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Cell010301"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Column0200" style:family="table-column">
      <style:table-column-properties style:column-width="1.168056in"/>
    </style:style>
    <style:style style:name="TableColumn0201" style:family="table-column">
      <style:table-column-properties style:column-width="1.375000in"/>
    </style:style>
    <style:style style:name="Table02" style:family="table">
      <style:table-properties style:width="2.543056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6944in solid #000000" fo:border-left="0.006944in solid #000000" fo:border-right="0.006944in solid #000000" fo:border-bottom="0.006944in solid #000000" fo:padding-left="0.058333in" fo:padding-right="0.058333in" fo:vertical-align="center" fo:background-color="#d9d9d9"/>
    </style:style>
    <style:style style:name="TableCell020001" style:family="table-cell">
      <style:table-cell-properties fo:border-top="0.006944in solid #000000" fo:border-left="0.006944in solid #000000" fo:border-right="0.006944in solid #000000" fo:border-bottom="0.006944in solid #000000" fo:padding-left="0.058333in" fo:padding-right="0.058333in" fo:vertical-align="center" fo:background-color="#d9d9d9"/>
    </style:style>
    <style:style style:name="TableRow0201" style:family="table-row">
      <style:table-row-properties/>
    </style:style>
    <style:style style:name="TableCell020100"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Cell020101"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Row0202" style:family="table-row">
      <style:table-row-properties/>
    </style:style>
    <style:style style:name="TableCell020200"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Cell020201"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Column0300" style:family="table-column">
      <style:table-column-properties style:column-width="1.043056in"/>
    </style:style>
    <style:style style:name="TableColumn0301" style:family="table-column">
      <style:table-column-properties style:column-width="1.125000in"/>
    </style:style>
    <style:style style:name="Table03" style:family="table">
      <style:table-properties style:width="2.168056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6944in solid #000000" fo:border-left="0.006944in solid #000000" fo:border-right="0.006944in solid #000000" fo:border-bottom="0.006944in solid #000000" fo:padding-left="0.058333in" fo:padding-right="0.058333in" fo:vertical-align="center" fo:background-color="#d9d9d9"/>
    </style:style>
    <style:style style:name="TableCell030001" style:family="table-cell">
      <style:table-cell-properties fo:border-top="0.006944in solid #000000" fo:border-left="0.006944in solid #000000" fo:border-right="0.006944in solid #000000" fo:border-bottom="0.006944in solid #000000" fo:padding-left="0.058333in" fo:padding-right="0.058333in" fo:vertical-align="center" fo:background-color="#d9d9d9"/>
    </style:style>
    <style:style style:name="TableRow0301" style:family="table-row">
      <style:table-row-properties/>
    </style:style>
    <style:style style:name="TableCell030100"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Cell030101"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Row0302" style:family="table-row">
      <style:table-row-properties/>
    </style:style>
    <style:style style:name="TableCell030200"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Cell030201"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Column0400" style:family="table-column">
      <style:table-column-properties style:column-width="0.918056in"/>
    </style:style>
    <style:style style:name="TableColumn0401" style:family="table-column">
      <style:table-column-properties style:column-width="1.000000in"/>
    </style:style>
    <style:style style:name="Table04" style:family="table">
      <style:table-properties style:width="1.918056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6944in solid #000000" fo:border-left="0.006944in solid #000000" fo:border-right="0.006944in solid #000000" fo:border-bottom="0.006944in solid #000000" fo:padding-left="0.058333in" fo:padding-right="0.058333in" fo:vertical-align="center" fo:background-color="#d9d9d9"/>
    </style:style>
    <style:style style:name="TableCell040001" style:family="table-cell">
      <style:table-cell-properties fo:border-top="0.006944in solid #000000" fo:border-left="0.006944in solid #000000" fo:border-right="0.006944in solid #000000" fo:border-bottom="0.006944in solid #000000" fo:padding-left="0.058333in" fo:padding-right="0.058333in" fo:vertical-align="center" fo:background-color="#d9d9d9"/>
    </style:style>
    <style:style style:name="TableRow0401" style:family="table-row">
      <style:table-row-properties/>
    </style:style>
    <style:style style:name="TableCell040100"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Cell040101"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Row0402" style:family="table-row">
      <style:table-row-properties/>
    </style:style>
    <style:style style:name="TableCell040200"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Cell040201" style:family="table-cell">
      <style:table-cell-properties fo:border-top="0.006944in solid #000000" fo:border-left="0.006944in solid #000000" fo:border-right="0.006944in solid #000000" fo:border-bottom="0.006944in solid #000000" fo:padding-left="0.058333in" fo:padding-right="0.058333in" fo:vertical-align="center" fo:background-color="#ffffff"/>
    </style:style>
    <style:style style:name="TableColumn0500" style:family="table-column">
      <style:table-column-properties style:column-width="1.862500in"/>
    </style:style>
    <style:style style:name="TableColumn0501" style:family="table-column">
      <style:table-column-properties style:column-width="3.187500in"/>
    </style:style>
    <style:style style:name="Table05" style:family="table">
      <style:table-properties style:width="5.050000in" fo:margin-left="0.000000in" style:writing-mode="lr" table:align="left" style:may-break-between-rows="true"/>
    </style:style>
    <style:style style:name="TableRow0500" style:family="table-row">
      <style:table-row-properties style:min-row-height="0.136111in"/>
    </style:style>
    <style:style style:name="TableCell050000"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050001"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Row0501" style:family="table-row">
      <style:table-row-properties style:min-row-height="0.258333in"/>
    </style:style>
    <style:style style:name="TableCell050100"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050101"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Row0502" style:family="table-row">
      <style:table-row-properties style:min-row-height="0.262500in"/>
    </style:style>
    <style:style style:name="TableCell050200"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050201"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Row0503" style:family="table-row">
      <style:table-row-properties style:min-row-height="0.262500in"/>
    </style:style>
    <style:style style:name="TableCell050300"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050301"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olumn0600" style:family="table-column">
      <style:table-column-properties style:column-width="0.606250in"/>
    </style:style>
    <style:style style:name="TableColumn0601" style:family="table-column">
      <style:table-column-properties style:column-width="0.812500in"/>
    </style:style>
    <style:style style:name="TableColumn0602" style:family="table-column">
      <style:table-column-properties style:column-width="0.250000in"/>
    </style:style>
    <style:style style:name="TableColumn0603" style:family="table-column">
      <style:table-column-properties style:column-width="0.687500in"/>
    </style:style>
    <style:style style:name="TableColumn0604" style:family="table-column">
      <style:table-column-properties style:column-width="0.875000in"/>
    </style:style>
    <style:style style:name="Table06" style:family="table">
      <style:table-properties style:width="3.231250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060001"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060002" style:family="table-cell">
      <style:table-cell-properties fo:border-top="0.000694in solid #000000" fo:border-left="0.006944in solid #000000" fo:border-right="0.006944in solid #000000" fo:border-bottom="0.000694in solid #000000" fo:padding-left="0.058333in" fo:padding-right="0.058333in" fo:vertical-align="top" fo:background-color="#ffffff"/>
    </style:style>
    <style:style style:name="TableCell060003"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060004"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Row0601" style:family="table-row">
      <style:table-row-properties/>
    </style:style>
    <style:style style:name="TableCell060100"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060101"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060102" style:family="table-cell">
      <style:table-cell-properties fo:border-top="0.000694in solid #000000" fo:border-left="0.006944in solid #000000" fo:border-right="0.006944in solid #000000" fo:border-bottom="0.000694in solid #000000" fo:padding-left="0.058333in" fo:padding-right="0.058333in" fo:vertical-align="top" fo:background-color="#ffffff"/>
    </style:style>
    <style:style style:name="TableCell060103"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060104"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olumn0700" style:family="table-column">
      <style:table-column-properties style:column-width="0.731250in"/>
    </style:style>
    <style:style style:name="TableColumn0701" style:family="table-column">
      <style:table-column-properties style:column-width="0.812500in"/>
    </style:style>
    <style:style style:name="TableColumn0702" style:family="table-column">
      <style:table-column-properties style:column-width="0.187500in"/>
    </style:style>
    <style:style style:name="TableColumn0703" style:family="table-column">
      <style:table-column-properties style:column-width="0.750000in"/>
    </style:style>
    <style:style style:name="TableColumn0704" style:family="table-column">
      <style:table-column-properties style:column-width="0.875000in"/>
    </style:style>
    <style:style style:name="Table07" style:family="table">
      <style:table-properties style:width="3.356250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070001"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070002" style:family="table-cell">
      <style:table-cell-properties fo:border-top="0.000694in solid #000000" fo:border-left="0.006944in solid #000000" fo:border-right="0.006944in solid #000000" fo:border-bottom="0.000694in solid #000000" fo:padding-left="0.058333in" fo:padding-right="0.058333in" fo:vertical-align="top" fo:background-color="#ffffff"/>
    </style:style>
    <style:style style:name="TableCell070003"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070004"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Row0701" style:family="table-row">
      <style:table-row-properties/>
    </style:style>
    <style:style style:name="TableCell070100"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070101"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070102" style:family="table-cell">
      <style:table-cell-properties fo:border-top="0.000694in solid #000000" fo:border-left="0.006944in solid #000000" fo:border-right="0.006944in solid #000000" fo:border-bottom="0.000694in solid #000000" fo:padding-left="0.058333in" fo:padding-right="0.058333in" fo:vertical-align="top" fo:background-color="#ffffff"/>
    </style:style>
    <style:style style:name="TableCell070103"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070104"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olumn0800" style:family="table-column">
      <style:table-column-properties style:column-width="1.170833in"/>
    </style:style>
    <style:style style:name="TableColumn0801" style:family="table-column">
      <style:table-column-properties style:column-width="1.325694in"/>
    </style:style>
    <style:style style:name="TableColumn0802" style:family="table-column">
      <style:table-column-properties style:column-width="1.312500in"/>
    </style:style>
    <style:style style:name="TableColumn0803" style:family="table-column">
      <style:table-column-properties style:column-width="1.250000in"/>
    </style:style>
    <style:style style:name="Table08" style:family="table">
      <style:table-properties style:width="5.059028in" fo:margin-left="0.000000in" style:writing-mode="lr" table:align="left" style:may-break-between-rows="true"/>
    </style:style>
    <style:style style:name="TableRow0800" style:family="table-row">
      <style:table-row-properties style:min-row-height="0.038889in"/>
    </style:style>
    <style:style style:name="TableCell080000" style:family="table-cell">
      <style:table-cell-properties fo:border-top="0.006944in solid #000000" fo:border-left="0.006944in solid #000000" fo:border-right="0.006944in solid #000000" fo:border-bottom="0.006944in solid #000000" fo:padding-left="0.075000in" fo:padding-right="0.075000in" fo:vertical-align="top" fo:background-color="#d9d9d9"/>
    </style:style>
    <style:style style:name="TableCell080001" style:family="table-cell">
      <style:table-cell-properties fo:border-top="0.006944in solid #000000" fo:border-left="0.006944in solid #000000" fo:border-right="0.006944in solid #000000" fo:border-bottom="0.006944in solid #000000" fo:padding-left="0.075000in" fo:padding-right="0.075000in" fo:vertical-align="top" fo:background-color="#d9d9d9"/>
    </style:style>
    <style:style style:name="TableCell080002" style:family="table-cell">
      <style:table-cell-properties fo:border-top="0.006944in solid #000000" fo:border-left="0.006944in solid #000000" fo:border-right="0.006944in solid #000000" fo:border-bottom="0.006944in solid #000000" fo:padding-left="0.075000in" fo:padding-right="0.075000in" fo:vertical-align="top" fo:background-color="#d9d9d9"/>
    </style:style>
    <style:style style:name="TableCell080003" style:family="table-cell">
      <style:table-cell-properties fo:border-top="0.006944in solid #000000" fo:border-left="0.006944in solid #000000" fo:border-right="0.006944in solid #000000" fo:border-bottom="0.006944in solid #000000" fo:padding-left="0.075000in" fo:padding-right="0.075000in" fo:vertical-align="top" fo:background-color="#d9d9d9"/>
    </style:style>
    <style:style style:name="TableRow0801" style:family="table-row">
      <style:table-row-properties style:min-row-height="0.038889in"/>
    </style:style>
    <style:style style:name="TableCell080100" style:family="table-cell">
      <style:table-cell-properties fo:border-top="0.006944in solid #000000" fo:border-left="0.006944in solid #000000" fo:border-right="0.006944in solid #000000" fo:border-bottom="0.006944in solid #000000" fo:padding-left="0.075000in" fo:padding-right="0.075000in" fo:vertical-align="top" fo:background-color="#d9d9d9"/>
    </style:style>
    <style:style style:name="TableCell08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8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801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802" style:family="table-row">
      <style:table-row-properties style:min-row-height="0.038889in"/>
    </style:style>
    <style:style style:name="TableCell080200" style:family="table-cell">
      <style:table-cell-properties fo:border-top="0.006944in solid #000000" fo:border-left="0.006944in solid #000000" fo:border-right="0.006944in solid #000000" fo:border-bottom="0.006944in solid #000000" fo:padding-left="0.075000in" fo:padding-right="0.075000in" fo:vertical-align="top" fo:background-color="#d9d9d9"/>
    </style:style>
    <style:style style:name="TableCell08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8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802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803" style:family="table-row">
      <style:table-row-properties style:min-row-height="0.038889in"/>
    </style:style>
    <style:style style:name="TableCell080300" style:family="table-cell">
      <style:table-cell-properties fo:border-top="0.006944in solid #000000" fo:border-left="0.006944in solid #000000" fo:border-right="0.006944in solid #000000" fo:border-bottom="0.006944in solid #000000" fo:padding-left="0.075000in" fo:padding-right="0.075000in" fo:vertical-align="top" fo:background-color="#d9d9d9"/>
    </style:style>
    <style:style style:name="TableCell08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803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803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olumn0900" style:family="table-column">
      <style:table-column-properties style:column-width="1.050694in"/>
    </style:style>
    <style:style style:name="TableColumn0901" style:family="table-column">
      <style:table-column-properties style:column-width="0.919444in"/>
    </style:style>
    <style:style style:name="TableColumn0902" style:family="table-column">
      <style:table-column-properties style:column-width="0.714583in"/>
    </style:style>
    <style:style style:name="TableColumn0903" style:family="table-column">
      <style:table-column-properties style:column-width="1.371528in"/>
    </style:style>
    <style:style style:name="TableColumn0904" style:family="table-column">
      <style:table-column-properties style:column-width="0.714583in"/>
    </style:style>
    <style:style style:name="TableColumn0905" style:family="table-column">
      <style:table-column-properties style:column-width="0.714583in"/>
    </style:style>
    <style:style style:name="TableColumn0906" style:family="table-column">
      <style:table-column-properties style:column-width="1.313194in"/>
    </style:style>
    <style:style style:name="TableColumn0907" style:family="table-column">
      <style:table-column-properties style:column-width="0.649306in"/>
    </style:style>
    <style:style style:name="TableColumn0908" style:family="table-column">
      <style:table-column-properties style:column-width="0.714583in"/>
    </style:style>
    <style:style style:name="Table09" style:family="table">
      <style:table-properties style:width="8.162500in" fo:margin-left="0.000000in" style:writing-mode="lr" table:align="left" style:may-break-between-rows="true"/>
    </style:style>
    <style:style style:name="TableRow0900" style:family="table-row">
      <style:table-row-properties style:min-row-height="0.121528in"/>
    </style:style>
    <style:style style:name="TableCell090000"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090001"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090002" style:family="table-cell">
      <style:table-cell-properties fo:border-top="0.000694in solid #000000" fo:border-left="0.006944in solid #000000" fo:border-right="0.006944in solid #000000" fo:border-bottom="0.000694in solid #000000" fo:padding-left="0.058333in" fo:padding-right="0.058333in" fo:vertical-align="top" fo:background-color="#ffffff"/>
    </style:style>
    <style:style style:name="TableCell090003"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090004"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090005" style:family="table-cell">
      <style:table-cell-properties fo:border-top="0.000694in solid #000000" fo:border-left="0.006944in solid #000000" fo:border-right="0.006944in solid #000000" fo:border-bottom="0.000694in solid #000000" fo:padding-left="0.058333in" fo:padding-right="0.058333in" fo:vertical-align="top" fo:background-color="#ffffff"/>
    </style:style>
    <style:style style:name="TableCell090006"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090007"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090008" style:family="table-cell">
      <style:table-cell-properties fo:border-top="0.000694in solid #000000" fo:border-left="0.006944in solid #000000" fo:border-right="0.006944in solid #000000" fo:border-bottom="0.000694in solid #000000" fo:padding-left="0.058333in" fo:padding-right="0.058333in" fo:vertical-align="top" fo:background-color="#ffffff"/>
    </style:style>
    <style:style style:name="TableRow0901" style:family="table-row">
      <style:table-row-properties style:min-row-height="0.224306in"/>
    </style:style>
    <style:style style:name="TableCell090100"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090101"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090102" style:family="table-cell">
      <style:table-cell-properties fo:border-top="0.000694in solid #000000" fo:border-left="0.006944in solid #000000" fo:border-right="0.006944in solid #000000" fo:border-bottom="0.000694in solid #000000" fo:padding-left="0.058333in" fo:padding-right="0.058333in" fo:vertical-align="top" fo:background-color="#ffffff"/>
    </style:style>
    <style:style style:name="TableCell090103"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090104"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090105" style:family="table-cell">
      <style:table-cell-properties fo:border-top="0.000694in solid #000000" fo:border-left="0.006944in solid #000000" fo:border-right="0.006944in solid #000000" fo:border-bottom="0.000694in solid #000000" fo:padding-left="0.058333in" fo:padding-right="0.058333in" fo:vertical-align="top" fo:background-color="#ffffff"/>
    </style:style>
    <style:style style:name="TableCell090106"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090107"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090108" style:family="table-cell">
      <style:table-cell-properties fo:border-top="0.000694in solid #000000" fo:border-left="0.006944in solid #000000" fo:border-right="0.006944in solid #000000" fo:border-bottom="0.000694in solid #000000" fo:padding-left="0.058333in" fo:padding-right="0.058333in" fo:vertical-align="top" fo:background-color="#ffffff"/>
    </style:style>
    <style:style style:name="TableColumn1000" style:family="table-column">
      <style:table-column-properties style:column-width="0.668750in"/>
    </style:style>
    <style:style style:name="TableColumn1001" style:family="table-column">
      <style:table-column-properties style:column-width="0.812500in"/>
    </style:style>
    <style:style style:name="TableColumn1002" style:family="table-column">
      <style:table-column-properties style:column-width="0.187500in"/>
    </style:style>
    <style:style style:name="TableColumn1003" style:family="table-column">
      <style:table-column-properties style:column-width="0.750000in"/>
    </style:style>
    <style:style style:name="TableColumn1004" style:family="table-column">
      <style:table-column-properties style:column-width="0.875000in"/>
    </style:style>
    <style:style style:name="Table10" style:family="table">
      <style:table-properties style:width="3.293750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100001"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100002" style:family="table-cell">
      <style:table-cell-properties fo:border-top="0.000694in solid #000000" fo:border-left="0.006944in solid #000000" fo:border-right="0.006944in solid #000000" fo:border-bottom="0.000694in solid #000000" fo:padding-left="0.058333in" fo:padding-right="0.058333in" fo:vertical-align="top" fo:background-color="#ffffff"/>
    </style:style>
    <style:style style:name="TableCell100003"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100004"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Row1001" style:family="table-row">
      <style:table-row-properties/>
    </style:style>
    <style:style style:name="TableCell100100"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100101"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100102" style:family="table-cell">
      <style:table-cell-properties fo:border-top="0.000694in solid #000000" fo:border-left="0.006944in solid #000000" fo:border-right="0.006944in solid #000000" fo:border-bottom="0.000694in solid #000000" fo:padding-left="0.058333in" fo:padding-right="0.058333in" fo:vertical-align="top" fo:background-color="#ffffff"/>
    </style:style>
    <style:style style:name="TableCell100103"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100104"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olumn1100" style:family="table-column">
      <style:table-column-properties style:column-width="0.668750in"/>
    </style:style>
    <style:style style:name="TableColumn1101" style:family="table-column">
      <style:table-column-properties style:column-width="1.062500in"/>
    </style:style>
    <style:style style:name="TableColumn1102" style:family="table-column">
      <style:table-column-properties style:column-width="0.437500in"/>
    </style:style>
    <style:style style:name="TableColumn1103" style:family="table-column">
      <style:table-column-properties style:column-width="0.687500in"/>
    </style:style>
    <style:style style:name="TableColumn1104" style:family="table-column">
      <style:table-column-properties style:column-width="1.062500in"/>
    </style:style>
    <style:style style:name="Table11" style:family="table">
      <style:table-properties style:width="3.918750in" fo:margin-left="0.000000in" style:writing-mode="lr" table:align="left" style:may-break-between-rows="true"/>
    </style:style>
    <style:style style:name="TableRow1100" style:family="table-row">
      <style:table-row-properties/>
    </style:style>
    <style:style style:name="TableCell110000"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110001"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110002" style:family="table-cell">
      <style:table-cell-properties fo:border-top="0.000694in solid #000000" fo:border-left="0.006944in solid #000000" fo:border-right="0.006944in solid #000000" fo:border-bottom="0.000694in solid #000000" fo:padding-left="0.058333in" fo:padding-right="0.058333in" fo:vertical-align="top" fo:background-color="#ffffff"/>
    </style:style>
    <style:style style:name="TableCell110003"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Cell110004" style:family="table-cell">
      <style:table-cell-properties fo:border-top="0.006944in solid #000000" fo:border-left="0.006944in solid #000000" fo:border-right="0.006944in solid #000000" fo:border-bottom="0.006944in solid #000000" fo:padding-left="0.058333in" fo:padding-right="0.058333in" fo:vertical-align="top" fo:background-color="#d9d9d9"/>
    </style:style>
    <style:style style:name="TableRow1101" style:family="table-row">
      <style:table-row-properties/>
    </style:style>
    <style:style style:name="TableCell110100"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110101"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110102" style:family="table-cell">
      <style:table-cell-properties fo:border-top="0.000694in solid #000000" fo:border-left="0.006944in solid #000000" fo:border-right="0.006944in solid #000000" fo:border-bottom="0.000694in solid #000000" fo:padding-left="0.058333in" fo:padding-right="0.058333in" fo:vertical-align="top" fo:background-color="#ffffff"/>
    </style:style>
    <style:style style:name="TableCell110103"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style:style style:name="TableCell110104" style:family="table-cell">
      <style:table-cell-properties fo:border-top="0.006944in solid #000000" fo:border-left="0.006944in solid #000000" fo:border-right="0.006944in solid #000000" fo:border-bottom="0.006944in solid #000000" fo:padding-left="0.058333in" fo:padding-right="0.058333in" fo:vertical-align="top" fo:background-color="#ffffff"/>
    </style:style>
  </office:automatic-styles>
  <office:body>
    <office:text>
      <text:p text:style-name="P1"><text:span text:style-name="T1">Lab: JS Basic Syntax, Conditional Statements and Loops</text:span></text:p>
      <text:p text:style-name="P2"><text:span text:style-name="T2">Problems for in-class lab for the<text:s/></text:span><text:a xlink:href="https://softuni.bg/modules/57/tech-module-4-0"><text:span text:style-name="T4">"Technology Fundamentals" course @ SoftUni</text:span></text:a><text:span text:style-name="T5"><text:s/></text:span><text:span text:style-name="T6">. <text:line-break/>Submit your solutions in the SoftUni judge system at:<text:s/></text:span><text:a xlink:href="https://judge.softuni.bg/Contests/1189/Lab-Intro-and-Basic-Syntax"><text:span text:style-name="T7">https://judge.softuni.bg/Contests/1189/Lab-Intro-and-Basic-Syntax</text:span></text:a><text:span text:style-name="T8"/></text:p>
      <text:p text:style-name="P3"><text:span text:style-name="T9">Multiply Number by 2</text:span></text:p>
      <text:p text:style-name="P4"><text:span text:style-name="T10">Write a function that receives a number and prints as result that number multiplied by two</text:span></text:p>
      <text:p text:style-name="P5"><text:span text:style-name="T11">Examples</text:span></text:p>
      <table:table table:style-name="Table01">
        <table:table-column table:style-name="TableColumn0100"/>
        <table:table-column table:style-name="TableColumn0101"/>
        <table:table-row table:style-name="TableRow0100">
          <table:table-cell table:style-name="TableCell010000">
            <text:p text:style-name="P7"><text:span text:style-name="T13">Input</text:span><text:span text:style-name="T14"/></text:p>
          </table:table-cell>
          <table:table-cell table:style-name="TableCell010001">
            <text:p text:style-name="P7"><text:span text:style-name="T15">Output</text:span><text:span text:style-name="T16"/></text:p>
          </table:table-cell>
        </table:table-row>
        <table:table-row table:style-name="TableRow0101">
          <table:table-cell table:style-name="TableCell010100">
            <text:p text:style-name="P10"><text:span text:style-name="T17">2</text:span><text:span text:style-name="T18"/></text:p>
          </table:table-cell>
          <table:table-cell table:style-name="TableCell010101">
            <text:p text:style-name="P11"><text:span text:style-name="T19">4</text:span><text:span text:style-name="T20"/></text:p>
          </table:table-cell>
        </table:table-row>
        <table:table-row table:style-name="TableRow0102">
          <table:table-cell table:style-name="TableCell010200">
            <text:p text:style-name="P13"><text:span text:style-name="T21">5</text:span><text:span text:style-name="T22"/></text:p>
          </table:table-cell>
          <table:table-cell table:style-name="TableCell010201">
            <text:p text:style-name="P13"><text:span text:style-name="T23">10</text:span><text:span text:style-name="T24"/></text:p>
          </table:table-cell>
        </table:table-row>
        <table:table-row table:style-name="TableRow0103">
          <table:table-cell table:style-name="TableCell010300">
            <text:p text:style-name="P15"><text:span text:style-name="T25">20</text:span><text:span text:style-name="T26"/></text:p>
          </table:table-cell>
          <table:table-cell table:style-name="TableCell010301">
            <text:p text:style-name="P15"><text:span text:style-name="T27">40</text:span><text:span text:style-name="T28"/></text:p>
          </table:table-cell>
        </table:table-row>
      </table:table>
      <text:p text:style-name="P17"><text:span text:style-name="T29">Hints</text:span></text:p>
      <text:p text:style-name="P18"><text:span text:style-name="T30">Create a function called<text:s/></text:span><text:span text:style-name="T31">solve</text:span><text:span text:style-name="T32"><text:s/>(or some other name). As parameters it will receive a number<text:s/></text:span><text:span text:style-name="T33">num</text:span><text:span text:style-name="T34">.<text:line-break/><text:s/></text:span><draw:frame text:anchor-type="as-char" svg:width="72.39mm" svg:height="25.40mm" style:rel-width="scale" style:rel-height="scale"><draw:object-ole xlink:href="OleObj1"/><draw:image xlink:href="ObjectReplacements/OleObj1"/></draw:frame><text:span text:style-name="T34"/></text:p>
      <text:p text:style-name="P18"><text:span text:style-name="T34">Print the result inside the function</text:span></text:p>
      <text:p text:style-name="P18"><draw:frame text:anchor-type="as-char" svg:width="85.94mm" svg:height="23.92mm" style:rel-width="scale" style:rel-height="scale"><draw:object-ole xlink:href="OleObj2"/><draw:image xlink:href="ObjectReplacements/OleObj2"/></draw:frame><text:span text:style-name="T35"/></text:p>
      <text:p text:style-name="P18"><text:span text:style-name="T36">If you want to test your code locally, you need to call the function</text:span></text:p>
      <text:p text:style-name="P18"><draw:frame text:anchor-type="as-char" svg:width="82.34mm" svg:height="33.02mm" style:rel-width="scale" style:rel-height="scale"><draw:object-ole xlink:href="OleObj3"/><draw:image xlink:href="ObjectReplacements/OleObj3"/></draw:frame><text:span text:style-name="T37"/></text:p>
      <text:p text:style-name="P19"><text:span text:style-name="T38">Excellent Grade</text:span></text:p>
      <text:p text:style-name="P20"><text:span text:style-name="T39">Write a function that receives a single number and checks if the grade is excellent or not. <text:line-break/>If it is, print "</text:span><text:span text:style-name="T40">Excellent</text:span><text:span text:style-name="T41">", otherwise print "</text:span><text:span text:style-name="T42">Not excellent</text:span><text:span text:style-name="T43">"</text:span></text:p>
      <text:p text:style-name="P21"><text:span text:style-name="T44">Examples</text:span></text:p>
      <table:table table:style-name="Table02">
        <table:table-column table:style-name="TableColumn0200"/>
        <table:table-column table:style-name="TableColumn0201"/>
        <table:table-row table:style-name="TableRow0200">
          <table:table-cell table:style-name="TableCell020000">
            <text:p text:style-name="P23"><text:span text:style-name="T46">Input</text:span><text:span text:style-name="T47"/></text:p>
          </table:table-cell>
          <table:table-cell table:style-name="TableCell020001">
            <text:p text:style-name="P23"><text:span text:style-name="T48">Output</text:span><text:span text:style-name="T49"/></text:p>
          </table:table-cell>
        </table:table-row>
        <table:table-row table:style-name="TableRow0201">
          <table:table-cell table:style-name="TableCell020100">
            <text:p text:style-name="P26"><text:span text:style-name="T50">5.50</text:span><text:span text:style-name="T51"/></text:p>
          </table:table-cell>
          <table:table-cell table:style-name="TableCell020101">
            <text:p text:style-name="P27"><text:span text:style-name="T52">Excellent</text:span><text:span text:style-name="T53"/></text:p>
          </table:table-cell>
        </table:table-row>
        <table:table-row table:style-name="TableRow0202">
          <table:table-cell table:style-name="TableCell020200">
            <text:p text:style-name="P29"><text:span text:style-name="T54">4.35</text:span><text:span text:style-name="T55"/></text:p>
          </table:table-cell>
          <table:table-cell table:style-name="TableCell020201">
            <text:p text:style-name="P29"><text:span text:style-name="T56">Not excellent</text:span><text:span text:style-name="T57"/></text:p>
          </table:table-cell>
        </table:table-row>
      </table:table>
      <text:p text:style-name="P31"><text:span text:style-name="T58">Hints</text:span></text:p>
      <text:p text:style-name="P32"><text:span text:style-name="T59">Check if the number given is greater or equal to 5.50 and print the corresponding result</text:span></text:p>
      <text:p text:style-name="P32"><draw:frame text:anchor-type="as-char" svg:width="100.97mm" svg:height="47.63mm" style:rel-width="scale" style:rel-height="scale"><draw:object-ole xlink:href="OleObj4"/><draw:image xlink:href="ObjectReplacements/OleObj4"/></draw:frame><text:span text:style-name="T60"/></text:p>
      <text:p text:style-name="P33"><text:span text:style-name="T61">Numbers<text:s text:c="2"/>from 1 to 5</text:span></text:p>
      <text:p text:style-name="P34"><text:span text:style-name="T62">Create a function that prints all the numbers from<text:s/></text:span><text:span text:style-name="T63">1</text:span><text:span text:style-name="T64"><text:s/></text:span><text:span text:style-name="T65">to</text:span><text:span text:style-name="T66"><text:s/></text:span><text:span text:style-name="T67">5</text:span><text:span text:style-name="T68"><text:s/>(inclusive) each on a separate line</text:span></text:p>
      <text:p text:style-name="P35"><text:span text:style-name="T69">Hints</text:span></text:p>
      <text:p text:style-name="P36"><text:span text:style-name="T70">Create a for loop starting from 1 and continuing until 5 and print the number</text:span></text:p>
      <text:p text:style-name="P36"><draw:frame text:anchor-type="as-char" svg:width="103.51mm" svg:height="42.12mm" style:rel-width="scale" style:rel-height="scale"><draw:object-ole xlink:href="OleObj5"/><draw:image xlink:href="ObjectReplacements/OleObj5"/></draw:frame><text:span text:style-name="T71"/></text:p>
      <text:p text:style-name="P36"><text:span text:style-name="T71"/></text:p>
      <text:p text:style-name="P36"><text:span text:style-name="T71"/></text:p>
      <text:p text:style-name="P37"><text:span text:style-name="T72">Numbers from N to 1</text:span></text:p>
      <text:p text:style-name="P38"><text:span text:style-name="T73">Create a function that receives a number<text:s/></text:span><text:span text:style-name="T74">N</text:span><text:span text:style-name="T75"><text:s/>and prints all the numbers from<text:s/></text:span><text:span text:style-name="T76">N</text:span><text:span text:style-name="T77"><text:s/></text:span><text:span text:style-name="T78">to 1</text:span><text:span text:style-name="T79">. Try using while loop</text:span></text:p>
      <text:p text:style-name="P39"><text:span text:style-name="T80">Examples</text:span></text:p>
      <table:table table:style-name="Table03">
        <table:table-column table:style-name="TableColumn0300"/>
        <table:table-column table:style-name="TableColumn0301"/>
        <table:table-row table:style-name="TableRow0300">
          <table:table-cell table:style-name="TableCell030000">
            <text:p text:style-name="P41"><text:span text:style-name="T82">Input</text:span><text:span text:style-name="T83"/></text:p>
          </table:table-cell>
          <table:table-cell table:style-name="TableCell030001">
            <text:p text:style-name="P41"><text:span text:style-name="T84">Output</text:span><text:span text:style-name="T85"/></text:p>
          </table:table-cell>
        </table:table-row>
        <table:table-row table:style-name="TableRow0301">
          <table:table-cell table:style-name="TableCell030100">
            <text:p text:style-name="P44"><text:span text:style-name="T86">5</text:span><text:span text:style-name="T87"/></text:p>
          </table:table-cell>
          <table:table-cell table:style-name="TableCell030101">
            <text:p text:style-name="P45"><text:span text:style-name="T88">5</text:span></text:p>
            <text:p text:style-name="P45"><text:span text:style-name="T88">4</text:span></text:p>
            <text:p text:style-name="P45"><text:span text:style-name="T88">3</text:span></text:p>
            <text:p text:style-name="P45"><text:span text:style-name="T88">2</text:span></text:p>
            <text:p text:style-name="P45"><text:span text:style-name="T88">1</text:span><text:span text:style-name="T89"/></text:p>
          </table:table-cell>
        </table:table-row>
        <table:table-row table:style-name="TableRow0302">
          <table:table-cell table:style-name="TableCell030200">
            <text:p text:style-name="P47"><text:span text:style-name="T90">3</text:span><text:span text:style-name="T91"/></text:p>
          </table:table-cell>
          <table:table-cell table:style-name="TableCell030201">
            <text:p text:style-name="P47"><text:span text:style-name="T92">3</text:span></text:p>
            <text:p text:style-name="P47"><text:span text:style-name="T92">2</text:span></text:p>
            <text:p text:style-name="P47"><text:span text:style-name="T92">1</text:span><text:span text:style-name="T93"/></text:p>
          </table:table-cell>
        </table:table-row>
      </table:table>
      <text:p text:style-name="P49"><text:span text:style-name="T94">Hints</text:span></text:p>
      <text:p text:style-name="P50"><text:span text:style-name="T95">Create a while loop with condition<text:s/></text:span><text:span text:style-name="T96">N &gt;= 1</text:span><text:span text:style-name="T97">. Print<text:s/></text:span><text:span text:style-name="T98">N</text:span><text:span text:style-name="T99"><text:s/>and decrease it with each step</text:span></text:p>
      <text:p text:style-name="P50"><draw:frame text:anchor-type="as-char" svg:width="71.54mm" svg:height="52.49mm" style:rel-width="scale" style:rel-height="scale"><draw:object-ole xlink:href="OleObj6"/><draw:image xlink:href="ObjectReplacements/OleObj6"/></draw:frame><text:span text:style-name="T100"/></text:p>
      <text:p text:style-name="P51"><text:span text:style-name="T101">Numbers from M to N</text:span></text:p>
      <text:p text:style-name="P52"><text:span text:style-name="T102">Write a function that receives a number<text:s/></text:span><text:span text:style-name="T103">M</text:span><text:span text:style-name="T104"><text:s/>and a number<text:s/></text:span><text:span text:style-name="T105">N</text:span><text:span text:style-name="T106"><text:s/>(M will always be bigger than N). Print all numbers from<text:s/></text:span><text:span text:style-name="T107">M to N</text:span></text:p>
      <text:p text:style-name="P53"><text:span text:style-name="T108">Examples</text:span></text:p>
      <table:table table:style-name="Table04">
        <table:table-column table:style-name="TableColumn0400"/>
        <table:table-column table:style-name="TableColumn0401"/>
        <table:table-row table:style-name="TableRow0400">
          <table:table-cell table:style-name="TableCell040000">
            <text:p text:style-name="P55"><text:span text:style-name="T110">Input</text:span><text:span text:style-name="T111"/></text:p>
          </table:table-cell>
          <table:table-cell table:style-name="TableCell040001">
            <text:p text:style-name="P55"><text:span text:style-name="T112">Output</text:span><text:span text:style-name="T113"/></text:p>
          </table:table-cell>
        </table:table-row>
        <table:table-row table:style-name="TableRow0401">
          <table:table-cell table:style-name="TableCell040100">
            <text:p text:style-name="P58"><text:span text:style-name="T114">6</text:span></text:p>
            <text:p text:style-name="P58"><text:span text:style-name="T114">2</text:span><text:span text:style-name="T115"/></text:p>
          </table:table-cell>
          <table:table-cell table:style-name="TableCell040101">
            <text:p text:style-name="P59"><text:span text:style-name="T116">6<text:line-break/>5</text:span></text:p>
            <text:p text:style-name="P59"><text:span text:style-name="T116">4</text:span></text:p>
            <text:p text:style-name="P59"><text:span text:style-name="T116">3</text:span></text:p>
            <text:p text:style-name="P59"><text:span text:style-name="T116">2</text:span><text:span text:style-name="T117"/></text:p>
          </table:table-cell>
        </table:table-row>
        <table:table-row table:style-name="TableRow0402">
          <table:table-cell table:style-name="TableCell040200">
            <text:p text:style-name="P61"><text:span text:style-name="T118">4</text:span></text:p>
            <text:p text:style-name="P61"><text:span text:style-name="T118">1</text:span><text:span text:style-name="T119"/></text:p>
          </table:table-cell>
          <table:table-cell table:style-name="TableCell040201">
            <text:p text:style-name="P61"><text:span text:style-name="T120">4</text:span></text:p>
            <text:p text:style-name="P61"><text:span text:style-name="T120">3</text:span></text:p>
            <text:p text:style-name="P61"><text:span text:style-name="T120">2</text:span></text:p>
            <text:p text:style-name="P61"><text:span text:style-name="T120">1</text:span><text:span text:style-name="T121"/></text:p>
          </table:table-cell>
        </table:table-row>
      </table:table>
      <text:p text:style-name="P63"><text:span text:style-name="T122">Hints</text:span></text:p>
      <text:p text:style-name="P64"><text:span text:style-name="T123">Use for or while loop and print the numbers.</text:span></text:p>
      <text:p text:style-name="P64"><draw:frame text:anchor-type="as-char" svg:width="92.50mm" svg:height="38.31mm" style:rel-width="scale" style:rel-height="scale"><draw:object-ole xlink:href="OleObj7"/><draw:image xlink:href="ObjectReplacements/OleObj7"/></draw:frame><text:span text:style-name="T124"/></text:p>
      <text:p text:style-name="P65"><text:span text:style-name="T125">Student Information</text:span></text:p>
      <text:p text:style-name="P66"><text:span text:style-name="T126">You will be given<text:s/></text:span><text:span text:style-name="T127">3 parameters</text:span><text:span text:style-name="T128"><text:s/></text:span><text:span text:style-name="T129">–</text:span><text:span text:style-name="T130"><text:s/>student name (string), age (number) and average grade (number). Your task is to print all the info about the student in the following format. The grade should be formatted to the<text:s/></text:span><text:span text:style-name="T131">second decimal</text:span><text:span text:style-name="T132"><text:s/>point: </text:span></text:p>
      <text:p text:style-name="P66"><text:span text:style-name="T133">"</text:span><text:span text:style-name="T134">Name: {student name}, Age: {student age}, Grade: {student grade}</text:span><text:span text:style-name="T135">".</text:span></text:p>
      <text:p text:style-name="P67"><text:span text:style-name="T136">Examples</text:span></text:p>
      <table:table table:style-name="Table05">
        <table:table-column table:style-name="TableColumn0500"/>
        <table:table-column table:style-name="TableColumn0501"/>
        <table:table-row table:style-name="TableRow0500">
          <table:table-cell table:style-name="TableCell050000">
            <text:p text:style-name="P69"><text:span text:style-name="T138">Input</text:span><text:span text:style-name="T139"/></text:p>
          </table:table-cell>
          <table:table-cell table:style-name="TableCell050001">
            <text:p text:style-name="P69"><text:span text:style-name="T140">Output</text:span><text:span text:style-name="T141"/></text:p>
          </table:table-cell>
        </table:table-row>
        <table:table-row table:style-name="TableRow0501">
          <table:table-cell table:style-name="TableCell050100">
            <text:p text:style-name="P72"><text:span text:style-name="T142">'John', 15, 5.54678</text:span><text:span text:style-name="T143"/></text:p>
          </table:table-cell>
          <table:table-cell table:style-name="TableCell050101">
            <text:p text:style-name="P72"><text:span text:style-name="T144">Name: John, Age: 15, Grade: 5.55</text:span><text:span text:style-name="T145"/></text:p>
          </table:table-cell>
        </table:table-row>
        <table:table-row table:style-name="TableRow0502">
          <table:table-cell table:style-name="TableCell050200">
            <text:p text:style-name="P75"><text:span text:style-name="T146">'Steve', 16, 2.1426</text:span><text:span text:style-name="T147"/></text:p>
          </table:table-cell>
          <table:table-cell table:style-name="TableCell050201">
            <text:p text:style-name="P75"><text:span text:style-name="T148">Name: Steve, Age: 16, Grade: 2.14</text:span><text:span text:style-name="T149"/></text:p>
          </table:table-cell>
        </table:table-row>
        <table:table-row table:style-name="TableRow0503">
          <table:table-cell table:style-name="TableCell050300">
            <text:p text:style-name="P77"><text:span text:style-name="T150">'Marry', 12, 6.00</text:span><text:span text:style-name="T151"/></text:p>
          </table:table-cell>
          <table:table-cell table:style-name="TableCell050301">
            <text:p text:style-name="P77"><text:span text:style-name="T152">Name: Marry, Age: 12, Grade: 6.00</text:span><text:span text:style-name="T153"/></text:p>
          </table:table-cell>
        </table:table-row>
      </table:table>
      <text:p text:style-name="P79"><text:span text:style-name="T154">Hint</text:span></text:p>
      <text:p text:style-name="P80"><text:span text:style-name="T155">Use<text:s/></text:span><text:span text:style-name="T156">toFixed()</text:span><text:span text:style-name="T157"><text:s/>method to format the grade.</text:span></text:p>
      <text:list text:style-name="L81">
        <text:list-item>
          <text:p text:style-name="P81"><text:span text:style-name="T157">First receive the input:</text:span></text:p>
        </text:list-item>
      </text:list>
      <text:p text:style-name="P82"><draw:frame text:anchor-type="as-char" svg:width="94.19mm" svg:height="19.90mm" style:rel-width="scale" style:rel-height="scale"><draw:object-ole xlink:href="OleObj8"/><draw:image xlink:href="ObjectReplacements/OleObj8"/></draw:frame><text:span text:style-name="T158"/></text:p>
      <text:list text:style-name="L83">
        <text:list-item>
          <text:p text:style-name="P83"><text:span text:style-name="T159">Print the output:</text:span></text:p>
        </text:list-item>
      </text:list>
      <text:p text:style-name="P84"><draw:frame text:anchor-type="as-char" svg:width="165.10mm" svg:height="7.83mm" style:rel-width="scale" style:rel-height="scale"><draw:object-ole xlink:href="OleObj9"/><draw:image xlink:href="ObjectReplacements/OleObj9"/></draw:frame><text:span text:style-name="T160"/></text:p>
      <text:p text:style-name="P84"><text:span text:style-name="T161"><text:s/></text:span></text:p>
      <text:p text:style-name="P85"><text:span text:style-name="T162">Month Printer</text:span></text:p>
      <text:p text:style-name="P86"><text:span text:style-name="T163">Write a program, which takes an<text:s/></text:span><text:span text:style-name="T164">integer</text:span><text:span text:style-name="T165"><text:s/>from the console and prints the corresponding<text:s/></text:span><text:span text:style-name="T166">month</text:span><text:span text:style-name="T167">. If the number<text:s/></text:span><text:span text:style-name="T168">is more than 12</text:span><text:span text:style-name="T169"><text:s/>or</text:span><text:span text:style-name="T170"><text:s/>less than 1</text:span><text:span text:style-name="T171"><text:s/>print "</text:span><text:span text:style-name="T172">Error!</text:span><text:span text:style-name="T173">"</text:span></text:p>
      <text:p text:style-name="P87"><text:span text:style-name="T174">Input</text:span></text:p>
      <text:p text:style-name="P88"><text:span text:style-name="T175">You will receive a<text:s/></text:span><text:span text:style-name="T176">single number</text:span><text:span text:style-name="T177">.</text:span></text:p>
      <text:p text:style-name="P89"><text:span text:style-name="T178">Output</text:span></text:p>
      <text:p text:style-name="P90"><text:span text:style-name="T179">If the number is within the boundaries print the corresponding month, otherwise print "</text:span><text:span text:style-name="T180">Error!</text:span><text:span text:style-name="T181">"</text:span></text:p>
      <text:p text:style-name="P91"><text:span text:style-name="T182">Examples</text:span></text:p>
      <table:table table:style-name="Table06">
        <table:table-column table:style-name="TableColumn0600"/>
        <table:table-column table:style-name="TableColumn0601"/>
        <table:table-column table:style-name="TableColumn0602"/>
        <table:table-column table:style-name="TableColumn0603"/>
        <table:table-column table:style-name="TableColumn0604"/>
        <table:table-row table:style-name="TableRow0600">
          <table:table-cell table:style-name="TableCell060000">
            <text:p text:style-name="P93"><text:span text:style-name="T184">Input</text:span><text:span text:style-name="T185"/></text:p>
          </table:table-cell>
          <table:table-cell table:style-name="TableCell060001">
            <text:p text:style-name="P93"><text:span text:style-name="T186">Output</text:span><text:span text:style-name="T187"/></text:p>
          </table:table-cell>
          <table:table-cell table:style-name="TableCell060002">
            <text:p text:style-name="P93"><text:span text:style-name="T187"/></text:p>
          </table:table-cell>
          <table:table-cell table:style-name="TableCell060003">
            <text:p text:style-name="P93"><text:span text:style-name="T188">Input</text:span><text:span text:style-name="T189"/></text:p>
          </table:table-cell>
          <table:table-cell table:style-name="TableCell060004">
            <text:p text:style-name="P93"><text:span text:style-name="T190">Output</text:span><text:span text:style-name="T191"/></text:p>
          </table:table-cell>
        </table:table-row>
        <table:table-row table:style-name="TableRow0601">
          <table:table-cell table:style-name="TableCell060100">
            <text:p text:style-name="P96"><text:span text:style-name="T192">2</text:span><text:span text:style-name="T193"/></text:p>
          </table:table-cell>
          <table:table-cell table:style-name="TableCell060101">
            <text:p text:style-name="P96"><text:span text:style-name="T194">February</text:span><text:span text:style-name="T195"/></text:p>
          </table:table-cell>
          <table:table-cell table:style-name="TableCell060102">
            <text:p text:style-name="P96"><text:span text:style-name="T195"/></text:p>
          </table:table-cell>
          <table:table-cell table:style-name="TableCell060103">
            <text:p text:style-name="P96"><text:span text:style-name="T196">13</text:span><text:span text:style-name="T197"/></text:p>
          </table:table-cell>
          <table:table-cell table:style-name="TableCell060104">
            <text:p text:style-name="P96"><text:span text:style-name="T198">Error!</text:span><text:span text:style-name="T199"/></text:p>
          </table:table-cell>
        </table:table-row>
      </table:table>
      <text:p text:style-name="P98"><text:span text:style-name="T199"/></text:p>
      <text:p text:style-name="P99"><text:span text:style-name="T200">Foreign Languages</text:span></text:p>
      <text:p text:style-name="P100"><text:span text:style-name="T201">Write a program, which prints the language, that a given country speaks. You can receive only the following combinations: English<text:s/></text:span><text:span text:style-name="T202">is spoken</text:span><text:span text:style-name="T203"><text:s/>in England and USA; Spanish<text:s/></text:span><text:span text:style-name="T204">is spoken</text:span><text:span text:style-name="T205"><text:s/>in Spain, Argentina and Mexico; for the others</text:span><text:span text:style-name="T206">,</text:span><text:span text:style-name="T207"><text:s/>we should print "unknown".</text:span></text:p>
      <text:p text:style-name="P101"><text:span text:style-name="T208">Input</text:span></text:p>
      <text:p text:style-name="P102"><text:span text:style-name="T209">You will receive a<text:s/></text:span><text:span text:style-name="T210">single country name</text:span><text:span text:style-name="T211">.</text:span></text:p>
      <text:p text:style-name="P103"><text:span text:style-name="T212">Output</text:span></text:p>
      <text:p text:style-name="P104"><text:span text:style-name="T213">Print</text:span><text:span text:style-name="T214"><text:s/>the<text:s/></text:span><text:span text:style-name="T215">language</text:span><text:span text:style-name="T216">, which the country<text:s/></text:span><text:span text:style-name="T217">speaks</text:span><text:span text:style-name="T218">, or if it is<text:s/></text:span><text:span text:style-name="T219">unknown</text:span><text:span text:style-name="T220"><text:s/>for your program, print<text:s/></text:span><text:span text:style-name="T221">"</text:span><text:span text:style-name="T222">unknown</text:span><text:span text:style-name="T223">"</text:span><text:span text:style-name="T224">.</text:span></text:p>
      <text:p text:style-name="P105"><text:span text:style-name="T225">Examples</text:span></text:p>
      <table:table table:style-name="Table07">
        <table:table-column table:style-name="TableColumn0700"/>
        <table:table-column table:style-name="TableColumn0701"/>
        <table:table-column table:style-name="TableColumn0702"/>
        <table:table-column table:style-name="TableColumn0703"/>
        <table:table-column table:style-name="TableColumn0704"/>
        <table:table-row table:style-name="TableRow0700">
          <table:table-cell table:style-name="TableCell070000">
            <text:p text:style-name="P107"><text:span text:style-name="T227">Input</text:span><text:span text:style-name="T228"/></text:p>
          </table:table-cell>
          <table:table-cell table:style-name="TableCell070001">
            <text:p text:style-name="P107"><text:span text:style-name="T229">Output</text:span><text:span text:style-name="T230"/></text:p>
          </table:table-cell>
          <table:table-cell table:style-name="TableCell070002">
            <text:p text:style-name="P107"><text:span text:style-name="T230"/></text:p>
          </table:table-cell>
          <table:table-cell table:style-name="TableCell070003">
            <text:p text:style-name="P107"><text:span text:style-name="T231">Input</text:span><text:span text:style-name="T232"/></text:p>
          </table:table-cell>
          <table:table-cell table:style-name="TableCell070004">
            <text:p text:style-name="P107"><text:span text:style-name="T233">Output</text:span><text:span text:style-name="T234"/></text:p>
          </table:table-cell>
        </table:table-row>
        <table:table-row table:style-name="TableRow0701">
          <table:table-cell table:style-name="TableCell070100">
            <text:p text:style-name="P110"><text:span text:style-name="T235">USA</text:span><text:span text:style-name="T236"/></text:p>
          </table:table-cell>
          <table:table-cell table:style-name="TableCell070101">
            <text:p text:style-name="P110"><text:span text:style-name="T237">English</text:span><text:span text:style-name="T238"/></text:p>
          </table:table-cell>
          <table:table-cell table:style-name="TableCell070102">
            <text:p text:style-name="P110"><text:span text:style-name="T238"/></text:p>
          </table:table-cell>
          <table:table-cell table:style-name="TableCell070103">
            <text:p text:style-name="P110"><text:span text:style-name="T239">Germany</text:span><text:span text:style-name="T240"/></text:p>
          </table:table-cell>
          <table:table-cell table:style-name="TableCell070104">
            <text:p text:style-name="P110"><text:span text:style-name="T241">unknown</text:span><text:span text:style-name="T242"/></text:p>
          </table:table-cell>
        </table:table-row>
      </table:table>
      <text:p text:style-name="P112"><text:span text:style-name="T243">Hint</text:span></text:p>
      <text:p text:style-name="P113"><text:span text:style-name="T244">Think how you can<text:s/></text:span><text:span text:style-name="T245">merge</text:span><text:span text:style-name="T246"><text:s/>multiple cases, in order to<text:s/></text:span><text:span text:style-name="T247">avoid</text:span><text:span text:style-name="T248"><text:s/>writing more code than you need to.</text:span></text:p>
      <text:p text:style-name="P113"><text:span text:style-name="T249"/></text:p>
      <text:p text:style-name="P114"><text:span text:style-name="T250">Theatre Promotions</text:span></text:p>
      <text:p text:style-name="P115"><text:span text:style-name="T251">A theatre<text:s/></text:span><text:span text:style-name="T252">is doing a ticket sale</text:span><text:span text:style-name="T253">, but they need a program</text:span><text:span text:style-name="T254"><text:s/>to</text:span><text:span text:style-name="T255"><text:s/>calculate the price of a single ticket. If the given age does not fit one of the categories</text:span><text:span text:style-name="T256">,</text:span><text:span text:style-name="T257"><text:s/>you should print "Error!".<text:s text:c="2"/>You can see the prices i</text:span><text:span text:style-name="T258">n</text:span><text:span text:style-name="T259"><text:s/>the table below:</text:span></text:p>
      <table:table table:style-name="Table08">
        <table:table-column table:style-name="TableColumn0800"/>
        <table:table-column table:style-name="TableColumn0801"/>
        <table:table-column table:style-name="TableColumn0802"/>
        <table:table-column table:style-name="TableColumn0803"/>
        <table:table-row table:style-name="TableRow0800">
          <table:table-cell table:style-name="TableCell080000">
            <text:p text:style-name="P117"><text:span text:style-name="T261">Day / Age</text:span><text:span text:style-name="T262"/></text:p>
          </table:table-cell>
          <table:table-cell table:style-name="TableCell080001">
            <text:p text:style-name="P117"><text:span text:style-name="T263">0 &lt;= age &lt;= 18</text:span><text:span text:style-name="T264"/></text:p>
          </table:table-cell>
          <table:table-cell table:style-name="TableCell080002">
            <text:p text:style-name="P117"><text:span text:style-name="T265">18 &lt;age &lt;= 64</text:span><text:span text:style-name="T266"/></text:p>
          </table:table-cell>
          <table:table-cell table:style-name="TableCell080003">
            <text:p text:style-name="P117"><text:span text:style-name="T267">64 &lt;age &lt;= 122</text:span><text:span text:style-name="T268"/></text:p>
          </table:table-cell>
        </table:table-row>
        <table:table-row table:style-name="TableRow0801">
          <table:table-cell table:style-name="TableCell080100">
            <text:p text:style-name="P120"><text:span text:style-name="T269">Weekday</text:span><text:span text:style-name="T270"/></text:p>
          </table:table-cell>
          <table:table-cell table:style-name="TableCell080101">
            <text:p text:style-name="P120"><text:span text:style-name="T271">12$</text:span><text:span text:style-name="T272"/></text:p>
          </table:table-cell>
          <table:table-cell table:style-name="TableCell080102">
            <text:p text:style-name="P120"><text:span text:style-name="T273">18$</text:span><text:span text:style-name="T274"/></text:p>
          </table:table-cell>
          <table:table-cell table:style-name="TableCell080103">
            <text:p text:style-name="P120"><text:span text:style-name="T275">12$</text:span><text:span text:style-name="T276"/></text:p>
          </table:table-cell>
        </table:table-row>
        <table:table-row table:style-name="TableRow0802">
          <table:table-cell table:style-name="TableCell080200">
            <text:p text:style-name="P122"><text:span text:style-name="T277">Weekend</text:span><text:span text:style-name="T278"/></text:p>
          </table:table-cell>
          <table:table-cell table:style-name="TableCell080201">
            <text:p text:style-name="P122"><text:span text:style-name="T279">15$</text:span><text:span text:style-name="T280"/></text:p>
          </table:table-cell>
          <table:table-cell table:style-name="TableCell080202">
            <text:p text:style-name="P122"><text:span text:style-name="T281">20$</text:span><text:span text:style-name="T282"/></text:p>
          </table:table-cell>
          <table:table-cell table:style-name="TableCell080203">
            <text:p text:style-name="P122"><text:span text:style-name="T283">15$</text:span><text:span text:style-name="T284"/></text:p>
          </table:table-cell>
        </table:table-row>
        <table:table-row table:style-name="TableRow0803">
          <table:table-cell table:style-name="TableCell080300">
            <text:p text:style-name="P124"><text:span text:style-name="T285">Holiday</text:span><text:span text:style-name="T286"/></text:p>
          </table:table-cell>
          <table:table-cell table:style-name="TableCell080301">
            <text:p text:style-name="P124"><text:span text:style-name="T287">5$</text:span><text:span text:style-name="T288"/></text:p>
          </table:table-cell>
          <table:table-cell table:style-name="TableCell080302">
            <text:p text:style-name="P124"><text:span text:style-name="T289">12$</text:span><text:span text:style-name="T290"/></text:p>
          </table:table-cell>
          <table:table-cell table:style-name="TableCell080303">
            <text:p text:style-name="P124"><text:span text:style-name="T291">10$</text:span><text:span text:style-name="T292"/></text:p>
          </table:table-cell>
        </table:table-row>
      </table:table>
      <text:p text:style-name="P126"><text:span text:style-name="T293">Input</text:span></text:p>
      <text:p text:style-name="P127"><text:span text:style-name="T294">The input comes in<text:s/></text:span><text:span text:style-name="T295">two parameters</text:span><text:span text:style-name="T296">. The<text:s/></text:span><text:span text:style-name="T297">first</text:span><text:span text:style-name="T298"><text:s/>one will be the<text:s/></text:span><text:span text:style-name="T299">type of day (string)</text:span><text:span text:style-name="T300">. The<text:s/></text:span><text:span text:style-name="T301">second</text:span><text:span text:style-name="T302"><text:s/></text:span><text:span text:style-name="T303">–</text:span><text:span text:style-name="T304"><text:s/>the<text:s/></text:span><text:span text:style-name="T305">age</text:span><text:span text:style-name="T306"><text:s/>of the person (number).</text:span></text:p>
      <text:p text:style-name="P128"><text:span text:style-name="T307">Output</text:span></text:p>
      <text:p text:style-name="P129"><text:span text:style-name="T308">Print the price of the ticket according to the table, or "</text:span><text:span text:style-name="T309">Error!</text:span><text:span text:style-name="T310">" if the age is not in the table.</text:span></text:p>
      <text:p text:style-name="P130"><text:span text:style-name="T311">Constraints</text:span></text:p>
      <text:list text:style-name="L131">
        <text:list-item>
          <text:p text:style-name="P131"><text:span text:style-name="T312">The age will be in the interval<text:s/></text:span><text:span text:style-name="T313">[-1000…1000]</text:span><text:span text:style-name="T314">.</text:span></text:p>
        </text:list-item>
        <text:list-item>
          <text:p text:style-name="P131"><text:span text:style-name="T314">The type of day will<text:s/></text:span><text:span text:style-name="T315">always be</text:span><text:span text:style-name="T316"><text:s/></text:span><text:span text:style-name="T317">valid</text:span><text:span text:style-name="T318">. </text:span></text:p>
        </text:list-item>
      </text:list>
      <text:p text:style-name="P132"><text:span text:style-name="T319">Examples</text:span></text:p>
      <table:table table:style-name="Table09">
        <table:table-column table:style-name="TableColumn0900"/>
        <table:table-column table:style-name="TableColumn0901"/>
        <table:table-column table:style-name="TableColumn0902"/>
        <table:table-column table:style-name="TableColumn0903"/>
        <table:table-column table:style-name="TableColumn0904"/>
        <table:table-column table:style-name="TableColumn0905"/>
        <table:table-column table:style-name="TableColumn0906"/>
        <table:table-column table:style-name="TableColumn0907"/>
        <table:table-column table:style-name="TableColumn0908"/>
        <table:table-row table:style-name="TableRow0900">
          <table:table-cell table:style-name="TableCell090000">
            <text:p text:style-name="P134"><text:span text:style-name="T321">Input</text:span><text:span text:style-name="T322"/></text:p>
          </table:table-cell>
          <table:table-cell table:style-name="TableCell090001">
            <text:p text:style-name="P134"><text:span text:style-name="T323">Output</text:span><text:span text:style-name="T324"/></text:p>
          </table:table-cell>
          <table:table-cell table:style-name="TableCell090002">
            <text:p text:style-name="P134"><text:span text:style-name="T324"/></text:p>
          </table:table-cell>
          <table:table-cell table:style-name="TableCell090003">
            <text:p text:style-name="P134"><text:span text:style-name="T325">Input</text:span><text:span text:style-name="T326"/></text:p>
          </table:table-cell>
          <table:table-cell table:style-name="TableCell090004">
            <text:p text:style-name="P134"><text:span text:style-name="T327">Output</text:span><text:span text:style-name="T328"/></text:p>
          </table:table-cell>
          <table:table-cell table:style-name="TableCell090005" table:number-rows-spanned="2">
            <text:p text:style-name="P134"><text:span text:style-name="T328"/></text:p>
          </table:table-cell>
          <table:table-cell table:style-name="TableCell090006">
            <text:p text:style-name="P134"><text:span text:style-name="T329">Input</text:span><text:span text:style-name="T330"/></text:p>
          </table:table-cell>
          <table:table-cell table:style-name="TableCell090007">
            <text:p text:style-name="P134"><text:span text:style-name="T331">Output</text:span><text:span text:style-name="T332"/></text:p>
          </table:table-cell>
          <table:table-cell table:style-name="TableCell090008">
            <text:p text:style-name="P134"><text:span text:style-name="T332"/></text:p>
          </table:table-cell>
        </table:table-row>
        <table:table-row table:style-name="TableRow0901">
          <table:table-cell table:style-name="TableCell090100">
            <text:p text:style-name="P137"><text:span text:style-name="T333">'Weekday', </text:span></text:p>
            <text:p text:style-name="P137"><text:span text:style-name="T333">42</text:span><text:span text:style-name="T334"/></text:p>
          </table:table-cell>
          <table:table-cell table:style-name="TableCell090101">
            <text:p text:style-name="P137"><text:span text:style-name="T335">18$</text:span><text:span text:style-name="T336"/></text:p>
          </table:table-cell>
          <table:table-cell table:style-name="TableCell090102">
            <text:p text:style-name="P137"><text:span text:style-name="T336"/></text:p>
          </table:table-cell>
          <table:table-cell table:style-name="TableCell090103">
            <text:p text:style-name="P137"><text:span text:style-name="T337">'Holiday', -12</text:span><text:span text:style-name="T338"/></text:p>
          </table:table-cell>
          <table:table-cell table:style-name="TableCell090104">
            <text:p text:style-name="P137"><text:span text:style-name="T339">Error!</text:span><text:span text:style-name="T340"/></text:p>
          </table:table-cell>
          <table:covered-table-cell>
            <text:p text:style-name="P138"><text:span text:style-name="T340"><text:s/></text:span></text:p>
          </table:covered-table-cell>
          <table:table-cell table:style-name="TableCell090106">
            <text:p text:style-name="P139"><text:span text:style-name="T341">'Holiday', 15</text:span><text:span text:style-name="T342"/></text:p>
          </table:table-cell>
          <table:table-cell table:style-name="TableCell090107">
            <text:p text:style-name="P139"><text:span text:style-name="T343">5$</text:span><text:span text:style-name="T344"/></text:p>
          </table:table-cell>
          <table:table-cell table:style-name="TableCell090108">
            <text:p text:style-name="P139"><text:span text:style-name="T344"/></text:p>
          </table:table-cell>
        </table:table-row>
      </table:table>
      <text:p text:style-name="P141"><text:span text:style-name="T344"/></text:p>
      <text:p text:style-name="P142"><text:span text:style-name="T345">Divisible by 3</text:span></text:p>
      <text:p text:style-name="P143"><text:span text:style-name="T346">Write a program, which prints all the numbers from<text:s/></text:span><text:span text:style-name="T347">1 to 100</text:span><text:span text:style-name="T348">, which are<text:s/></text:span><text:span text:style-name="T349">divisible by 3</text:span><text:span text:style-name="T350">. You have to use a single<text:s/></text:span><text:span text:style-name="T351">for</text:span><text:span text:style-name="T352"><text:s/>loop. The program should not receive input.</text:span></text:p>
      <text:p text:style-name="P144"><text:span text:style-name="T353">Sum of Odd Numbers</text:span></text:p>
      <text:p text:style-name="P145"><text:span text:style-name="T354">Write a program that prints the next<text:s/></text:span><text:span text:style-name="T355">n</text:span><text:span text:style-name="T356"><text:s/></text:span><text:span text:style-name="T357">odd numbers<text:s/></text:span><text:span text:style-name="T358">(starting from 1) and on the<text:s/></text:span><text:span text:style-name="T359">last row</text:span><text:span text:style-name="T360"><text:s/>prints the<text:s/></text:span><text:span text:style-name="T361">sum of them</text:span><text:span text:style-name="T362">.</text:span></text:p>
      <text:p text:style-name="P146"><text:span text:style-name="T363">Input</text:span></text:p>
      <text:p text:style-name="P147"><text:span text:style-name="T364">You will receive a number<text:s/></text:span><text:span text:style-name="T365">–</text:span><text:span text:style-name="T366"><text:s/></text:span><text:span text:style-name="T367">n</text:span><text:span text:style-name="T368">. This number shows how many<text:s/></text:span><text:span text:style-name="T369">odd numbers</text:span><text:span text:style-name="T370"><text:s/>you should print.</text:span></text:p>
      <text:p text:style-name="P148"><text:span text:style-name="T371">Output</text:span></text:p>
      <text:p text:style-name="P149"><text:span text:style-name="T372">Print the next<text:s/></text:span><text:span text:style-name="T373">n<text:s/></text:span><text:span text:style-name="T374">odd numbers, starting from<text:s/></text:span><text:span text:style-name="T375">1</text:span><text:span text:style-name="T376">, separated by<text:s/></text:span><text:span text:style-name="T377">new lines</text:span><text:span text:style-name="T378">. On the last line, print the<text:s/></text:span><text:span text:style-name="T379">sum</text:span><text:span text:style-name="T380"><text:s/>of these numbers.</text:span></text:p>
      <text:p text:style-name="P150"><text:span text:style-name="T381">Constraints</text:span></text:p>
      <text:list text:style-name="L151">
        <text:list-item>
          <text:p text:style-name="P151"><text:span text:style-name="T382">n</text:span><text:span text:style-name="T383"><text:s/>will be in the interval<text:s/></text:span><text:span text:style-name="T384">[1…100]</text:span></text:p>
        </text:list-item>
      </text:list>
      <text:p text:style-name="P152"><text:span text:style-name="T385">Examples</text:span></text:p>
      <table:table table:style-name="Table10">
        <table:table-column table:style-name="TableColumn1000"/>
        <table:table-column table:style-name="TableColumn1001"/>
        <table:table-column table:style-name="TableColumn1002"/>
        <table:table-column table:style-name="TableColumn1003"/>
        <table:table-column table:style-name="TableColumn1004"/>
        <table:table-row table:style-name="TableRow1000">
          <table:table-cell table:style-name="TableCell100000">
            <text:p text:style-name="P154"><text:span text:style-name="T387">Input</text:span><text:span text:style-name="T388"/></text:p>
          </table:table-cell>
          <table:table-cell table:style-name="TableCell100001">
            <text:p text:style-name="P154"><text:span text:style-name="T389">Output</text:span><text:span text:style-name="T390"/></text:p>
          </table:table-cell>
          <table:table-cell table:style-name="TableCell100002">
            <text:p text:style-name="P154"><text:span text:style-name="T390"/></text:p>
          </table:table-cell>
          <table:table-cell table:style-name="TableCell100003">
            <text:p text:style-name="P154"><text:span text:style-name="T391">Input</text:span><text:span text:style-name="T392"/></text:p>
          </table:table-cell>
          <table:table-cell table:style-name="TableCell100004">
            <text:p text:style-name="P154"><text:span text:style-name="T393">Output</text:span><text:span text:style-name="T394"/></text:p>
          </table:table-cell>
        </table:table-row>
        <table:table-row table:style-name="TableRow1001">
          <table:table-cell table:style-name="TableCell100100">
            <text:p text:style-name="P157"><text:span text:style-name="T395">5</text:span><text:span text:style-name="T396"/></text:p>
          </table:table-cell>
          <table:table-cell table:style-name="TableCell100101">
            <text:p text:style-name="P157"><text:span text:style-name="T397">1</text:span></text:p>
            <text:p text:style-name="P157"><text:span text:style-name="T397">3</text:span></text:p>
            <text:p text:style-name="P157"><text:span text:style-name="T397">5</text:span></text:p>
            <text:p text:style-name="P157"><text:span text:style-name="T397">7</text:span></text:p>
            <text:p text:style-name="P157"><text:span text:style-name="T397">9</text:span></text:p>
            <text:p text:style-name="P157"><text:span text:style-name="T397">Sum: 25</text:span><text:span text:style-name="T398"/></text:p>
          </table:table-cell>
          <table:table-cell table:style-name="TableCell100102">
            <text:p text:style-name="P157"><text:span text:style-name="T398"/></text:p>
          </table:table-cell>
          <table:table-cell table:style-name="TableCell100103">
            <text:p text:style-name="P157"><text:span text:style-name="T399">3</text:span><text:span text:style-name="T400"/></text:p>
          </table:table-cell>
          <table:table-cell table:style-name="TableCell100104">
            <text:p text:style-name="P157"><text:span text:style-name="T401">1</text:span></text:p>
            <text:p text:style-name="P157"><text:span text:style-name="T401">3</text:span></text:p>
            <text:p text:style-name="P157"><text:span text:style-name="T401">5</text:span></text:p>
            <text:p text:style-name="P157"><text:span text:style-name="T401">Sum: 9</text:span><text:span text:style-name="T402"/></text:p>
          </table:table-cell>
        </table:table-row>
      </table:table>
      <text:p text:style-name="P159"><text:span text:style-name="T402"/></text:p>
      <text:p text:style-name="P160"><text:span text:style-name="T403">Multiplication Table</text:span></text:p>
      <text:p text:style-name="P161"><text:span text:style-name="T404">You will receive a<text:s/></text:span><text:span text:style-name="T405">number</text:span><text:span text:style-name="T406"><text:s/>as an input from the console. Print the<text:s/></text:span><text:span text:style-name="T407">10 times table</text:span><text:span text:style-name="T408"><text:s/>for this<text:s/></text:span><text:span text:style-name="T409">number</text:span><text:span text:style-name="T410">. See the examples below for more information.</text:span></text:p>
      <text:p text:style-name="P162"><text:span text:style-name="T411">Output</text:span></text:p>
      <text:p text:style-name="P163"><text:span text:style-name="T412">Print every row of the table in the following format:</text:span></text:p>
      <text:p text:style-name="P163"><text:span text:style-name="T413">{number} X {times} = {product}</text:span></text:p>
      <text:p text:style-name="P164"><text:span text:style-name="T414">Constraints</text:span></text:p>
      <text:list text:style-name="L165">
        <text:list-item>
          <text:p text:style-name="P165"><text:span text:style-name="T415">The number will be an<text:s/></text:span><text:span text:style-name="T416">integer</text:span><text:span text:style-name="T417"><text:s/>will be in the interval<text:s/></text:span><text:span text:style-name="T418">[1…100]</text:span></text:p>
        </text:list-item>
      </text:list>
      <text:p text:style-name="P166"><text:span text:style-name="T419">Examples</text:span></text:p>
      <table:table table:style-name="Table11">
        <table:table-column table:style-name="TableColumn1100"/>
        <table:table-column table:style-name="TableColumn1101"/>
        <table:table-column table:style-name="TableColumn1102"/>
        <table:table-column table:style-name="TableColumn1103"/>
        <table:table-column table:style-name="TableColumn1104"/>
        <table:table-row table:style-name="TableRow1100">
          <table:table-cell table:style-name="TableCell110000">
            <text:p text:style-name="P168"><text:span text:style-name="T421">Input</text:span><text:span text:style-name="T422"/></text:p>
          </table:table-cell>
          <table:table-cell table:style-name="TableCell110001">
            <text:p text:style-name="P168"><text:span text:style-name="T423">Output</text:span><text:span text:style-name="T424"/></text:p>
          </table:table-cell>
          <table:table-cell table:style-name="TableCell110002">
            <text:p text:style-name="P168"><text:span text:style-name="T424"/></text:p>
          </table:table-cell>
          <table:table-cell table:style-name="TableCell110003">
            <text:p text:style-name="P168"><text:span text:style-name="T425">Input</text:span><text:span text:style-name="T426"/></text:p>
          </table:table-cell>
          <table:table-cell table:style-name="TableCell110004">
            <text:p text:style-name="P168"><text:span text:style-name="T427">Output</text:span><text:span text:style-name="T428"/></text:p>
          </table:table-cell>
        </table:table-row>
        <table:table-row table:style-name="TableRow1101">
          <table:table-cell table:style-name="TableCell110100">
            <text:p text:style-name="P171"><text:span text:style-name="T429">5</text:span><text:span text:style-name="T430"/></text:p>
          </table:table-cell>
          <table:table-cell table:style-name="TableCell110101">
            <text:p text:style-name="P171"><text:span text:style-name="T431">5 X 1 = 5</text:span></text:p>
            <text:p text:style-name="P171"><text:span text:style-name="T431">5 X 2 = 10</text:span></text:p>
            <text:p text:style-name="P171"><text:span text:style-name="T431">5 X 3 = 15</text:span></text:p>
            <text:p text:style-name="P171"><text:span text:style-name="T431">5 X 4 = 20</text:span></text:p>
            <text:p text:style-name="P171"><text:span text:style-name="T431">5 X 5 = 25</text:span></text:p>
            <text:p text:style-name="P171"><text:span text:style-name="T431">5 X 6 = 30</text:span></text:p>
            <text:p text:style-name="P171"><text:span text:style-name="T431">5 X 7 = 35</text:span></text:p>
            <text:p text:style-name="P171"><text:span text:style-name="T431">5 X 8 = 40</text:span></text:p>
            <text:p text:style-name="P171"><text:span text:style-name="T431">5 X 9 = 45</text:span></text:p>
            <text:p text:style-name="P171"><text:span text:style-name="T431">5 X 10 = 50</text:span><text:span text:style-name="T432"/></text:p>
          </table:table-cell>
          <table:table-cell table:style-name="TableCell110102">
            <text:p text:style-name="P171"><text:span text:style-name="T432"/></text:p>
          </table:table-cell>
          <table:table-cell table:style-name="TableCell110103">
            <text:p text:style-name="P171"><text:span text:style-name="T433">2</text:span><text:span text:style-name="T434"/></text:p>
          </table:table-cell>
          <table:table-cell table:style-name="TableCell110104">
            <text:p text:style-name="P171"><text:span text:style-name="T435">2 X 1 = 2</text:span></text:p>
            <text:p text:style-name="P171"><text:span text:style-name="T435">2 X 2 = 4</text:span></text:p>
            <text:p text:style-name="P171"><text:span text:style-name="T435">2 X 3 = 6</text:span></text:p>
            <text:p text:style-name="P171"><text:span text:style-name="T435">2 X 4 = 8</text:span></text:p>
            <text:p text:style-name="P171"><text:span text:style-name="T435">2 X 5 = 10</text:span></text:p>
            <text:p text:style-name="P171"><text:span text:style-name="T435">2 X 6 = 12</text:span></text:p>
            <text:p text:style-name="P171"><text:span text:style-name="T435">2 X 7 = 14</text:span></text:p>
            <text:p text:style-name="P171"><text:span text:style-name="T435">2 X 8 = 16</text:span></text:p>
            <text:p text:style-name="P171"><text:span text:style-name="T435">2 X 9 = 18</text:span></text:p>
            <text:p text:style-name="P171"><text:span text:style-name="T435">2 X 10 = 20</text:span><text:span text:style-name="T436"/></text:p>
          </table:table-cell>
        </table:table-row>
      </table:table>
      <text:p text:style-name="P173"><text:span text:style-name="T436"/></text:p>
      <text:p text:style-name="P174"><text:span text:style-name="T43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